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loc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gable_tag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descr_short</text:p>
          </table:table-cell>
          <table:table-cell office:value-type="string" calcext:value-type="string">
            <text:p>descr_lo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pdated_by_user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4588" calcext:value-type="float">
            <text:p>45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unterricht in Mathematik für einen kämpfenden Schü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/>
          <table:table-cell office:value-type="float" office:value="4589" calcext:value-type="float">
            <text:p>45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iße Mahlzeiten an ältere Menschen in der Gemeinschaft lief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en Hund eines Nachbarn täglich spazieren führen, um bei der Bewegung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Kinder eines Freundes während ihrer Arbeitsstunden beaufsicht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2" calcext:value-type="float">
            <text:p>45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r älteren Person bei der Gartenpflege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3" calcext:value-type="float">
            <text:p>45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undichten Wasserhahn für ein Familienmitglied repa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4" calcext:value-type="float">
            <text:p>45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Jobsuchenden bei der Erstellung eines beeindruckenden Lebenslaufs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bensmittel für einen Nachbarn besorgen, der nicht rausgehen kan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6" calcext:value-type="float">
            <text:p>45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Verwandten bei der Problembehebung mit seinem Computer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7" calcext:value-type="float">
            <text:p>45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Freund bei einer geringfügigen rechtlichen Angelegenheit Rat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8" calcext:value-type="float">
            <text:p>45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personalisierten Trainingsplan für die Fitnessziele eines Freundes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Nachbarn beibringen, wie man mit Acrylfarben mal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Familienmitglied bei der Erstellung eines Budgets und Sparplans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1" calcext:value-type="float">
            <text:p>46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Wohnung eines vielbeschäftigten Fachmanns reinigen und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Teenager, der an Musik interessiert ist, Gitarrenunterricht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3" calcext:value-type="float">
            <text:p>46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eit damit verbringen, in einem Obdachlosenheim Mahlzeiten zu serv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4" calcext:value-type="float">
            <text:p>46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sorgungen für einen Freund erledigen, der sich von einer Operation erhol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edback und Bearbeitungen anbieten, um den Lebenslauf eines Bewerbers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6" calcext:value-type="float">
            <text:p>46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älteren Verwandten dabei helfen, Videoanrufe einzu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7" calcext:value-type="float">
            <text:p>46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Vertrag für einen Freund überprüfen, bevor er ihn unterschreib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nline-Trainingseinheiten für entfernte Teilnehmer veranst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DIY-Bastelworkshop für eine lokale Gemeinschaftsgruppe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Familienmitglied helfen, seine jährliche Steuererklärung einzu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1" calcext:value-type="float">
            <text:p>46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indern bei einer örtlichen Bibliotheksveranstaltung Geschichten vorle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2" calcext:value-type="float">
            <text:p>46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Pflegeheim besuchen, um Zeit mit älteren Bewohnern zu ver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3" calcext:value-type="float">
            <text:p>46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einem Gespräch helfen, eine neue Sprache zu ü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Ölwechsel durchführen und grundlegende Wartungsarbeiten am Auto eines Freundes erled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5" calcext:value-type="float">
            <text:p>46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Social-Media-Konten eines Kleinunternehmers verw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6" calcext:value-type="float">
            <text:p>46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ostenloses Portrait-Fotoshooting für die Familie eines Freundes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und Ratschläge für jemanden bieten, der die Karriere wechseln möch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8" calcext:value-type="float">
            <text:p>46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gelmäßig überprüfen, ob ein Freund seinem Fitnessprogramm treu bleib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Workshop für Senioren organisieren, um ihnen den Umgang mit Smartphones beizu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rechtliche Beratung anbieten, um jemandem bei seinem Rechtsverständnis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nline-Lernsitzungen organisieren, um Studenten auf Prüfungen vorzu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2" calcext:value-type="float">
            <text:p>46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Kinder eines Nachbarn während eines Abends betre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3" calcext:value-type="float">
            <text:p>46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en Lebenslauf eines Bewerbers formatieren, um ihn professioneller zu gest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4" calcext:value-type="float">
            <text:p>46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Woche lang gesunde Mahlzeiten für eine vielbeschäftigte Person pla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Workshop über nachhaltiges Leben für eine Gemeinschaftsgrupp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Schüler nach der Schule bei seinen Matheaufgaben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7" calcext:value-type="float">
            <text:p>46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Freund per Videotelefonie bei einem Heimwerkerprojekt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8" calcext:value-type="float">
            <text:p>46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emandem über Videokonferenzen beibringen, Spanisch zu 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29" calcext:value-type="float">
            <text:p>46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einer kostenlosen Rechtsberatungsklinik für einkommensschwache Menschen teil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630" calcext:value-type="float">
            <text:p>46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virtuelle Kunstausstellung organisieren, um die Werke lokaler Künstler zu präsen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1" calcext:value-type="float">
            <text:p>46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handgemachte Geschenke zum Geburtstag von Freunden h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2" calcext:value-type="float">
            <text:p>46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emandem bei der Vorbereitung auf Bewerbungsgespräche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rtuelle Fitnessherausforderungen für eine Fitnessgruppe erstellen und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4" calcext:value-type="float">
            <text:p>46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abhalten, um Eltern über die Online-Sicherheit für Kinder zu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chtsberatung über das Telefon für Bedürftig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Workshop leiten, um angehende Autoren bei der Verbesserung ihrer Fähigkeiten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7" calcext:value-type="float">
            <text:p>46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einem unerwarteten Fall für das Kind eines Freundes so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ve-Musik vor dem Fenster eines geliebten Menschen anlässlich eines besonderen Ereignisses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9" calcext:value-type="float">
            <text:p>46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Wohnung eines Seniors auf potenzielle Sicherheitsrisiken untersuchen und Verbesserungen vorschl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m beschäftigten Freund helfen, stilvolle Outfits für eine bevorstehende Veranstaltung auszuwäh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1" calcext:value-type="float">
            <text:p>46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enschen beibringen, wie man Computer verwendet und im Internet navigi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2" calcext:value-type="float">
            <text:p>46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Gemeinschaftsgruppe über Katastrophenreaktion und -vorbereitung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3" calcext:value-type="float">
            <text:p>46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Online-Buchdiskussion für begeisterte Leser organisieren und mode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4" calcext:value-type="float">
            <text:p>46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tiere mitbringen, um Patienten in Krankenhäusern und Pflegeheimen zu besu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5" calcext:value-type="float">
            <text:p>46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Gruppenwanderung durch malerische Wege anführen und informative Einblick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emandem helfen, seine Genealogie und Ahnenforschung zu enthü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ost spendende Suppen für Freunde zubereiten und liefern, die sich nicht wohl füh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8" calcext:value-type="float">
            <text:p>46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emandem beibringen, ein Musikinstrument über Online-Videositzungen zu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9" calcext:value-type="float">
            <text:p>46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chaftsbemühungen zur Reinigung lokaler Parks und Naturschutzgebiete koord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Grußkarten für Bewohner eines Pflegeheims bas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rachlektionen mit einem Freund austauschen, um jeweils die Muttersprache des anderen zu 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rtuelle Workshops über Stressbewältigung und Selbstfürsorge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3" calcext:value-type="float">
            <text:p>46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anbieten, um Menschen beizubringen, wie sie ihre elektronischen Geräte reparieren und warten kö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4" calcext:value-type="float">
            <text:p>46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 mit Nachbarn die Pflege eines lokalen Gemeinschaftsgartens über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5" calcext:value-type="float">
            <text:p>46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sttherapiesitzungen für Menschen organisieren, die mit emotionalen Herausforderungen um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6" calcext:value-type="float">
            <text:p>46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riefe der Unterstützung und Wertschätzung an stationierte Militärpersonen s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7" calcext:value-type="float">
            <text:p>46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nline-Kochkurse geben, um anderen zu helfen, ihre kulinarischen Fähigkei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8" calcext:value-type="float">
            <text:p>46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suell ansprechende Lebensläufe für Jobsuchende erstellen, um hervorzust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9" calcext:value-type="float">
            <text:p>46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hrungen zu historischen Stätten und Wahrzeichen in der Gemeinschaft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rtuelle Musikjamsitzungen für Musiker organisieren, um remote zusammenzuarb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Yogasitzungen in einem Park leiten, um Wohlbefinden und Entspannung zu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inder-Geschichten über Videoanrufe vorlesen, um zu unterhalten und zu le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3" calcext:value-type="float">
            <text:p>46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ut erhaltene Kleidung sammeln und an lokale Schutzhäuser sp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n online beibringen, wie man programmi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 organisieren, um Abfall zu beseitigen und öffentliche Räume zu verschön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ische Kekse backen und an Nachbarn als freundliche Geste ver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für Schüler bei der Erstellung ihrer ersten Lebensläufe für Teilzeitjobs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Ältere Menschen für medizinische Termine transpor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Kunst des Origami Kindern in einem örtlichen Gemeinschaftszentrum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Älteren Erwachsenen beim Erlernen der Verwendung von Smartphones und Computern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1" calcext:value-type="float">
            <text:p>46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Initiativen zur Wiederherstellung lokaler Ökosysteme und Wildtierlebensräume teil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2" calcext:value-type="float">
            <text:p>46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Playlists für Freunde basierend auf ihren musikalischen Vorlieb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rtuelle Workshops leiten, um Eltern bei der Bewältigung von Herausforderungen in der Kindererziehung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4" calcext:value-type="float">
            <text:p>46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Plattform für Nachbarn organisieren, um Familienrezepte auszutau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 koordinieren, um Tiere aus Tierheimen vorzustellen und ihnen liebevolle Zuhause zu fi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6" calcext:value-type="float">
            <text:p>46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deren helfen, ihren Energieverbrauch zu bewerten und Möglichkeiten zum Sparen aufzuze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7" calcext:value-type="float">
            <text:p>46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nline-Unterstützungsgruppen für Menschen mit ähnlichen Herausforderung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 über Nachhaltigkeit und Umweltschutz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eines Nachbarschaftswachtpogramms zur Verbesserung der Gemeinschaftssicher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ldmittel sammeln, um von Naturkatastrophen betroffene Gemeinschaften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ih von Trainingsgeräten an Freunde für Heim-Fitnessrout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2" calcext:value-type="float">
            <text:p>46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-Hilfe-Workshops anbieten, um Gemeindemitglieder mit lebensrettenden Fähigkeiten auszusta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3" calcext:value-type="float">
            <text:p>46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stellen von Playlists nach den musikalischen Vorlieben eines Freundes für verschiedene Stimm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4" calcext:value-type="float">
            <text:p>46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mmeln und Zusammenstellen von Rezepten von Nachbarn, um ein Gemeinschaftskochbuch zu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5" calcext:value-type="float">
            <text:p>46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emdsprachenunterricht für Kinder durch interaktive Online-Lek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6" calcext:value-type="float">
            <text:p>46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 der Einrichtung neuer Geräte helfen und deren Funktionen erklä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7" calcext:value-type="float">
            <text:p>46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dere über energieeffiziente Praktiken für einen nachhaltigeren Lebensstil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8" calcext:value-type="float">
            <text:p>46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n und jungen Fachleuten bei fundierten Karriereentscheidungen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9" calcext:value-type="float">
            <text:p>46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bereiten und Liefern von hausgemachten Mahlzeiten an ältere oder kranke Nachba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aktische Workshops zu Grundfertigkeiten in Schreinerei oder Näh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einer Baumpflanzveranstaltung teilnehmen, um zur Umwelt beizutr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zur Pflege eines Gemeinschaftsgartens und zum Anbau frischer Produk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chichten und Märchen mit Kindern in örtlichen Bibliotheken oder Schule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eit mit älteren Bewohnern verbringen, plaudern und Spiele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Obdachlosenunterkünften helfen, Mahlzeiten servieren oder Unterstützung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6" calcext:value-type="float">
            <text:p>46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unge Menschen anleiten und mentorieren, um ihren Leidenschaften nachzu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7" calcext:value-type="float">
            <text:p>46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i öffentlichen Kunstprojekten zusammenarbeiten, um die Ästhetik öffentlicher Räume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kale Picknicks, Messen oder Talentwettbewerbe zur Förderung des Gemeinschaftsgeistes pla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9" calcext:value-type="float">
            <text:p>46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einem Tierheim helfen, Hunde ausführen und Tiere pf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ademische Hilfe für Schüler anbieten, die mit ihren Studien kämp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1" calcext:value-type="float">
            <text:p>47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chaft zeigen, Nachbarn in Notfällen zu helfen, beispielsweise indem man eine Fahrt anbiet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gelmäßig Blut an örtliche Blutbanken spenden, um Leben zu re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3" calcext:value-type="float">
            <text:p>47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ung von lokalen Parks organisieren, um eine saubere und sichere Umwelt aufrechtzu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4" calcext:value-type="float">
            <text:p>47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i der Organisation von Bibliotheksveranstaltungen oder Leseprogrammen für Kinder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aktische Kunstworkshops für Kinder in Gemeindezentr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same Senioren besuchen und Zeit mit ihnen verbringen, um Gesellschaft zu le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teranen helfen, indem man Fahrten anbietet, Besorgungen erledigt oder ihren Geschichten zuhö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8" calcext:value-type="float">
            <text:p>47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Schulen helfen, indem man Lehrern assistiert oder Veranstaltungen organisi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ssens-, Spielzeug- oder Kleidersammlungen organisieren, um örtliche Wohltätigkeitsorganisationen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ugendmannschaften trainieren und körperliche Aktivität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1" calcext:value-type="float">
            <text:p>47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neue Sprache lernen, indem man mit einem Muttersprachler üb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2" calcext:value-type="float">
            <text:p>47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nützlichen Fertigkeiten wie Grundlagen der Autoreparatur oder Koch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3" calcext:value-type="float">
            <text:p>47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üll aus Naturschutzgebieten wie Stränden, Wanderwegen oder Flussufern beseit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r örtlichen freiwilligen Feuerwehr beitreten, um auf Notfälle zu reag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inderbetreuung oder Mahlzeiten für alleinerziehende Eltern in Not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6" calcext:value-type="float">
            <text:p>47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it anderen zusammenarbeiten, um lokale Parks oder Gemeindezentren zu renovieren und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7" calcext:value-type="float">
            <text:p>47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Haustier aus einem Tierheim adoptieren und ihm ein liebevolles Zuhaus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bedürfnisse wie Hygienekits, Decken oder Mahlzeiten für obdachlose Personen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9" calcext:value-type="float">
            <text:p>47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zerte organisieren oder daran teilnehmen, um die Gemeinschaft zu unterhalten und zu engag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dukte direkt von lokalen Bauern kaufen, um nachhaltige Landwirtschaft zu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1" calcext:value-type="float">
            <text:p>47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chbarn bei kleinen Reparaturen im Haus oder bei Wartungsaufgab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aditionelle Handwerkskünste wie Stricken, Töpfern oder Holzarbeite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3" calcext:value-type="float">
            <text:p>47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Nachbarschaftswachtprogrammen teilnehmen, um die Gemeinschaftssicherheit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nioren bei Gartenarbeit, Gärtnern und der Pflege ihrer Außenbereich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i schulischen Veranstaltungen wie Spendenaktionen, Ausflügen oder Wissenschaftsmessen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6" calcext:value-type="float">
            <text:p>47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ugendmannschaften trainieren, um Teamarbeit und Führung zu ver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rtikel beitragen oder bei der Erstellung eines Newsletters helfen, um die Gemeinschaft auf dem Laufenden zu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Initiativen wie Baumpflanzungen oder Aufräumaktionen teilnehmen, um die Natur zu sch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9" calcext:value-type="float">
            <text:p>47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lüchtlingsfamilien bei der Integration, dem Erlernen der Sprache und der kulturellen Anpassung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lumen pflanzen, Grünflächen pflegen und die Ästhetik der Nachbarschaft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1" calcext:value-type="float">
            <text:p>47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und Gesellschaft für Menschen mit Behinderungen in der Gemeinschaft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aining zur Bewältigung von Notfällen und Katastrophen in der Nachbarschaf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3" calcext:value-type="float">
            <text:p>47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innen und Schüler in Nachhilfe oder Mentoring unterstützen, um ihnen beim Lernen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kulturellen Festivals und Veranstaltungen in der Gemeinschaft teilnehmen oder sie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Gemeinschaft über Recyclingpraktiken aufklären und Recyclingprogramme ein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kale Kunstausstellungen, Aufführungen und Galerien besuchen und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mittlung von Budgetierung, Sparen und Investition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8" calcext:value-type="float">
            <text:p>47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bringen, wie man nahrhafte und ausgewogene Mahlzeiten ko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9" calcext:value-type="float">
            <text:p>47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und Anleitung zu Karriereentscheidungen, Jobsuche und Vorstellungsgesprächsfähigkeit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inzelunterricht unterstützen, um eine neue Sprache zu 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1" calcext:value-type="float">
            <text:p>47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Trainingsroutinen erstellen und Fitnessratschläge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chhaltige Lebensfähigkeiten wie Gärtnern, Einkochen und Tierhaltung le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n helfen, ihre Lerngewohnheiten, Zeitmanagement und Mitschrif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ltern Tipps und Strategien für verschiedene Phasen der kindlichen Entwickl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5" calcext:value-type="float">
            <text:p>47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Ernährungsberatung anbieten, um Einzelpersonen bei der Erreichung ihrer Gesundheitsziele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n bei grundlegenden Heimwerker- und Verbesserungsprojekten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7" calcext:value-type="float">
            <text:p>47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n helfen, Selbstvertrauen und Fähigkeiten im öffentlichen Sprechen aufzuba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n in speziellen Fächern wie Mathematik, Naturwissenschaften oder Literatur Nachhilfe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9" calcext:value-type="float">
            <text:p>47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n helfen, Ziele zu setzen, Herausforderungen zu bewältigen und ihr Leb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len, Zeichnen oder andere künstlerische Fähigkeiten angehenden Künstlern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ipps zur Entrümpelung, Organisation von Räumen und Schaffung funktionaler Umgebung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zur Erstellung von Lebensläufen, Netzwerken und beruflichem Fortschritt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3" calcext:value-type="float">
            <text:p>47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Finanzplanungsberatung und Strategi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4" calcext:value-type="float">
            <text:p>47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bei der Festlegung von Gesundheitszielen und der Schaffung nachhaltiger Wellness-Routin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5" calcext:value-type="float">
            <text:p>47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chtsamkeitstechniken unterrichten, um Stress zu reduzieren und das Wohlbefinden zu steig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gehenden Autoren helfen, ihre Schreibfähigkeiten und Kreativität zu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 der Gestaltung ihrer persönlichen Marke für beruflichen Erfolg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8" calcext:value-type="float">
            <text:p>47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innen und Schüler bei der Auswahl und Vorbereitung von Studien im Ausland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9" calcext:value-type="float">
            <text:p>47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artentipps und Anleitung zum Anbau von Pflanzen und Gemüse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gehende Unternehmer im Business-Planning, Marketing und Wachstumsstrategien mento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1" calcext:value-type="float">
            <text:p>47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Erstellung effektiver Lebensläufe leiten, die bei Arbeitgebern auffa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und Paaren Ratschläge und Anleitung geben, um Beziehung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tografie-Enthusiasten verschiedene Techniken beibringen, um ihre Fähigkei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rategien für effektives Zeitmanagement und Produktivität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durch Techniken führen, um Stress zu bewältigen und zu redu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über Anlagestrategien und finanzielle Planung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7" calcext:value-type="float">
            <text:p>47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bei der Festlegung von Gesundheitszielen unterstützen und nachhaltige Wellness-Routinen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8" calcext:value-type="float">
            <text:p>47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 der Vorbereitung auf Vorstellungsgespräche durch Probegespräche und Feedback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9" calcext:value-type="float">
            <text:p>47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chfähigkeiten mit Ernährungswissen kombinieren, um gesunde Ernährung zu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rngruppen organisieren und leiten, damit Schülerinnen und Schüler zusammenarbeiten und gemeinsam lernen kö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1" calcext:value-type="float">
            <text:p>47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innen und Schüler durch den Bewerbungsprozess für Hochschulen und das Schreiben von Aufsätze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dazu befähigen, eine positive und wachstumsorientierte Denkweise zu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3" calcext:value-type="float">
            <text:p>47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bei helfen, ihre Aussprache in einer Fremdsprache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4" calcext:value-type="float">
            <text:p>47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fassende Ratschläge zu Fitnessroutinen und gesunden Essgewohnheit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ückmeldungen und Anleitung zu Kunstportfolios für angehende Künstler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dabei unterstützen, reibungslos in neue Karrierepfade oder Branchen zu wechs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7" calcext:value-type="float">
            <text:p>47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ülerinnen und Schüler bei der Kursauswahl, akademischer Planung und Karriereweg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zu verschiedenen Wellness-Themen wie Stressbewältigung und Selbstfürsorg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und Unternehmen über finanzielles Management und Finanzkompetenz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struktives Feedback zu kreativen Schreibstücken für angehende Autor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1" calcext:value-type="float">
            <text:p>47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 in Fähigkeitenentwicklung, Führung und beruflichem Wachstum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2" calcext:value-type="float">
            <text:p>47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mmunikationstechniken für bessere zwischenmenschliche Beziehungen le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3" calcext:value-type="float">
            <text:p>47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s Feedback zu Lebensläufen geben, um die Chancen von Jobsuchenden zu erhö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4" calcext:value-type="float">
            <text:p>47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begespräche durchführen und konstruktives Feedback zur Verbesser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5" calcext:value-type="float">
            <text:p>47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 bei der Erstellung überzeugender und effektiver LinkedIn-Profil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 Geschäftsstrategien, Betrieb und Wachstumschanc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xpertenberatung zur finanziellen Planung, maßgeschneidert auf die Ziele der Einzelpers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8" calcext:value-type="float">
            <text:p>47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hrungskräfte dabei coachen, effektive und inspirierende Führungskräfte in ihren Bereichen zu we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 bei effektiven Networking-Ansätzen für berufliche Weiterentwicklung be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0" calcext:value-type="float">
            <text:p>47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gehende Unternehmer bei der Gründung und Expansion ihrer Unternehmen mento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 der Vorbereitung auf Vorstellungsgespräche, einschließlich Strategie und Inhalt,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2" calcext:value-type="float">
            <text:p>47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 bei der Definition und Stärkung ihrer persönlichen Marke für beruflichen Erfolg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dabei unterstützen, reibungslos in neue Karrierepfade oder Branchen zu wechs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4" calcext:value-type="float">
            <text:p>47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Entwicklung effektiver strategischer Pläne für Unternehm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5" calcext:value-type="float">
            <text:p>47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licke und Empfehlungen für kluge Anlageentscheidung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6" calcext:value-type="float">
            <text:p>47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zur Skalierung von Unternehmen und zur Erweiterung der Marktreichweit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7" calcext:value-type="float">
            <text:p>47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Pläne zur Verbesserung von Fähigkeiten erstellen und berufliche Ziele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8" calcext:value-type="float">
            <text:p>47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coachen, um effektive und inspirierende Führungskräfte in ihren Bereichen zu we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9" calcext:value-type="float">
            <text:p>47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 Verhandlungstechniken für bessere Abschlüsse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und Unternehmen über finanzielles Management und finanzielle Bildung infor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1" calcext:value-type="float">
            <text:p>48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chäftsmodelle analysieren und beraten, um deren Effektivität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 bei der Lösung von Konflikten und Streitigkeiten am Arbeitsplatz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3" calcext:value-type="float">
            <text:p>48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coachen, um ihre Fähigkeiten im öffentlichen Sprechen und ihr Selbstvertrau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xpertentipps für die Entwicklung wirksamer Marketingstrategien für Unternehm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 Technologielösungen und IT-Strategien für Unternehm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6" calcext:value-type="float">
            <text:p>48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bei unterstützen, passende Karrierewege aufgrund ihrer Stärken und Interessen zu identifi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7" calcext:value-type="float">
            <text:p>48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von Unternehmen zur Optimierung von Prozessen zur Steigerung von Effizienz und Produktivitä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8" calcext:value-type="float">
            <text:p>48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coachen, um überzeugende und wirkungsvolle Präsentationen zu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effektiven Finanzverwaltung für Berufstätig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0" calcext:value-type="float">
            <text:p>48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r Projektplanung, -durchführung und -verwalt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rketingkampagnen überprüfen und Feedback zur Optimier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ufstätigen Strategien für effektives Zeitmanagement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3" calcext:value-type="float">
            <text:p>48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besserung von Verkaufsstrategien und -techniken für Unternehm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4" calcext:value-type="float">
            <text:p>48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asierend auf Datenanalysen Einblicke und Beratung für Geschäftsentscheidung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5" calcext:value-type="float">
            <text:p>48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hrungsfähigkeiten bewerten und Empfehlungen für Wachstum und Verbesser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6" calcext:value-type="float">
            <text:p>48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nehmen bei der Erstellung umfassender und effektiver Marketingplän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7" calcext:value-type="float">
            <text:p>48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 dabei unterstützen, finanzielle Ziele festzulegen und durch umsetzbare Pläne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8" calcext:value-type="float">
            <text:p>48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nehmen bei der Bildung strategischer Partnerschaften zur gegenseitigen Förderung be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Führung von Verhandlungen und Taktiken für Berufstätig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nehmern bei der Planung für einen reibungslosen Übergang oder Nachfolge be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Führungskräften zur Entwicklung einer starken und einflussreichen Führungspersönlich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2" calcext:value-type="float">
            <text:p>48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 Cybersicherheitsmaßnahmen und -strategien für Unter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 der Markenidentität und Empfehlungen für Konsistenz und Wirk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4" calcext:value-type="float">
            <text:p>48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von Unternehmen zur Optimierung von Lieferkettenprozessen für Effizi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Konfliktbewältigung und Förderung positiver Teamdynami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6" calcext:value-type="float">
            <text:p>48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r ethischen Entscheidungsfindung in beruflichen Umfel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7" calcext:value-type="float">
            <text:p>48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von Unternehmen zur Integration von Nachhaltigkeitspraktiken in ihre Geschäftstät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8" calcext:value-type="float">
            <text:p>48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zur effektiven Positionierung einer Marke auf dem Mar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9" calcext:value-type="float">
            <text:p>48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Unternehmen bei organisatorischen Veränderungen und Übergä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Basketball-Fähigkeiten, Techniken und Strategien an angehende Spie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aining von Fußballbegeisterten in verschiedenen Aspekten des Spiels, von Dribbeln bis Team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- oder Gruppenunterricht, um korrekte Tennisschläge und -taktiken beizu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für Menschen jeden Alters, um Schwimmen zu lernen und ihre Wasserfertigkei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4" calcext:value-type="float">
            <text:p>48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m Golfspielen für Anfänger und Unterstützung erfahrener Golfer bei der Verfeinerung ihres Sp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Workshops zur Verbesserung von Schlag-, Wurf-, Fang- und allgemeinen Baseball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6" calcext:value-type="float">
            <text:p>48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zur Verbesserung ihrer Lauftechniken, Ausdauer und Geschwind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Kliniken zur Vermittlung grundlegender Volleyballfertigkeiten und Team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8" calcext:value-type="float">
            <text:p>48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Kampfsporttechniken, Disziplin und Selbstverteidigungs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 Fahrradtechniken, Fahrradwartung und Sicher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Grundkenntnissen im Softball, einschließlich Werfen, Schlagen und Feld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spezialisierter Kliniken zur Verbesserung der Treffsicherheit und der Fähigkeiten im Basketballwur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2" calcext:value-type="float">
            <text:p>48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Skifahren- oder Snowboardtechniken für Anfänger auf den P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Gymnastik, von grundlegenden Körperübungen bis zu fortgeschrittenen Rout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4" calcext:value-type="float">
            <text:p>48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Rugby-Fähigkeiten, -strategien und Teamarbeit auf allen Eb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Einzelpersonen in Klettertechniken und Sicherheitsmaßna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im Umgang mit Wellen, Gleichgewicht und Surfbrett-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7" calcext:value-type="float">
            <text:p>48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Workshops zur Verbesserung der Tennis-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ung von Tanzroutinen und Choreografien für sportliche Teamvorfüh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9" calcext:value-type="float">
            <text:p>48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Gruppen auf Wanderwegen, Bereitstellung von Einblicken in Navigation und Nat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Bogenschießtechniken, Zielen und Präzision für Anfän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shockeyspielern in den Bereichen Schlittschuhlaufen, Schießen, Passen und Spiel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Yoga-Sitzungen, die auf die Flexibilität, Stärke und Erholungsbedürfnisse von Sportlern zugeschnitten si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Vermittlung von Ultimate Frisbee-Wurf-, Fang- und Spiel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Einzelpersonen in Paddeltechniken und Wassersicher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Box- oder Kickboxtechniken, Konditionierung und Selbstverteidi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6" calcext:value-type="float">
            <text:p>48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Football-Spielern in Positionen, Spielzügen und Team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7" calcext:value-type="float">
            <text:p>48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Pilates-Sitzungen zur Verbesserung von Körperkraft, Flexibilität und Körperausrich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8" calcext:value-type="float">
            <text:p>48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Taekwondo-Techniken, Formen und Diszipl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Vermittlung von Synchronschwimmtechniken und -rout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Einzelpersonen in Racquetball- oder Squashtechniken und Spielablä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Kletterern in fortgeschrittenen Techniken für Indoor- und Outdoor-Klet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Skateboardtricks, Balance und Sicherheit für Anfän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3" calcext:value-type="float">
            <text:p>48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in CrossFit-Workouts für Kraft, Ausdauer und Kondition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4" calcext:value-type="float">
            <text:p>48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Feldhockey-Fähigkeiten, -strategien und Teamarbeit für Spie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5" calcext:value-type="float">
            <text:p>48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Einzelpersonen in Stehpaddeltechniken und Bal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6" calcext:value-type="float">
            <text:p>48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Wrestlern zu Greiftechniken, Krafttraining und Match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Parkour-Bewegungen, Agilität und Stadt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Eiskunstlauftechniken und -manövern für Anfänger und Fortgeschritt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 Rudertechniken und Teamarbeit sowohl beim Skullen als auch beim Riemenru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0" calcext:value-type="float">
            <text:p>48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Karate-Techniken, Formen und Selbstverteidigungsprinzip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Trampolinsportlern zu Tricks, Saltos und sicheren Sprung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Badminton-Techniken, Fußarbeit und Spielverlau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3" calcext:value-type="float">
            <text:p>48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Mountainbike-Fähigkeiten, Trail-Navigation und Sicher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4" calcext:value-type="float">
            <text:p>48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Aerobic-Übungen angepasst an die kardiovaskuläre Fitness von Athl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Beachvolleyball-Techniken, Strategien und strand-spezifischen 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6" calcext:value-type="float">
            <text:p>48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Skating-Techniken für den Skilanglau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7" calcext:value-type="float">
            <text:p>48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Fechtern zu Schwertkampftechniken, Taktiken und Fechtreg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Bergsteigertechniken, Seiltechniken und Sicherheit beim Bergste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Wasserball-Fähigkeiten, Passspiel, Schießen und Tak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0" calcext:value-type="float">
            <text:p>48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Ultimate Frisbee-Teams zu Strategien, Würfen und Spielablä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Läufer zu Trainingsplänen und Strategien für Langstreckenre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echniken der rhythmischen Gymnastik, Umgang mit Geräten und Choreograph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Athleten im Schwimmen, Radfahren und Laufen für Triathlon-Veranstal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Kricket-Techniken, Schlagen, Bowlen und Feld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Mountainbikern zu technischen Fähigkeiten, Abfahrtstechniken und Trail-Fah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6" calcext:value-type="float">
            <text:p>48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Athleten in Leichtathletik-Disziplinen wie Sprints, Sprünge und Würf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7" calcext:value-type="float">
            <text:p>48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Handballtechniken, Passspiel, Schießen und Team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8" calcext:value-type="float">
            <text:p>48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Kraftsportlern zu richtigen Hebe-Techniken, Krafttraining und Wettkämp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Verbesserung der Bowling-Techniken, Genauigkeit und 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ischtennistechniken, Aufschlägen und schnellem Sp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Kletterern zu fortgeschrittenen Klettertechniken, Vorstieg und Boul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2" calcext:value-type="float">
            <text:p>48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Stabhochsprung-Techniken, Anlauf und Sprung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3" calcext:value-type="float">
            <text:p>48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Inlineskating-Techniken und Tri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4" calcext:value-type="float">
            <text:p>48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Ruderern zu Rudertechniken, Schlagrhythmus und Teamkoordin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5" calcext:value-type="float">
            <text:p>48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echniken und Fähigkeiten des Mountainboar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 Schneeschuh-Techniken für winterliche Outdoor-Aktivitä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Segeltechniken, Takelage und Wind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8" calcext:value-type="float">
            <text:p>48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Box-Lacrosse-Spielern zu Indoor-Spiel, Stocktechniken und 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Squash-Techniken, Aufschlägen und Platz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 Kanupolo-Fähigkeiten, Paddeltechniken und Wasserball-Tak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Inline-Hockey-Spielern zu Schlittschuhlaufen, Schießen und Teamsp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Paddle-Tennis-Techniken und Strategien für den Paddle-Plat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3" calcext:value-type="float">
            <text:p>49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m Erlernen von Freestyle-Ski-Tricks, Sprüngen und Terrainpark-Manöv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4" calcext:value-type="float">
            <text:p>49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Hallenvolleyballspielern zu Techniken, Aufschlägen und Team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5" calcext:value-type="float">
            <text:p>49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echniken des Feldbogenschießens, Zielen und Schießen in Outdoor-Einstell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6" calcext:value-type="float">
            <text:p>49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Rugbyspielern zu Tackling, Passen, Scrumming und Spiel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7" calcext:value-type="float">
            <text:p>49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spezialisierten Skill-Clinics für Würfe und Fänge im Ultimate Frisbe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8" calcext:value-type="float">
            <text:p>49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Wasserski-Techniken, Balance und Sprüngen auf offenem Wass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9" calcext:value-type="float">
            <text:p>49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Karateka zu Techniken, Formen und Spar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Surftechniken, Wellenauswahl und Boardkontro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Verbesserung des Basketball-Dribblings, Schießens und der Verteidi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2" calcext:value-type="float">
            <text:p>49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jungen Tennisspielern in Grundfertigkeiten, Sportsgeist und Matchsp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Selbstverteidigungstechniken und -strategien durch Kampfkunst-Diszipl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4" calcext:value-type="float">
            <text:p>49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Klavierspielen, Notenlesen und Entwicklung musikalischer 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5" calcext:value-type="float">
            <text:p>49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Anfängern und Fortgeschrittenen in Gitarrentechniken und Akkordfol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6" calcext:value-type="float">
            <text:p>49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Verbesserung von Gesangstechniken und Gesangs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7" calcext:value-type="float">
            <text:p>49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Violinentechniken, Bogenführung und Musiktheorie für angehende Violin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8" calcext:value-type="float">
            <text:p>49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zu Schlagzeugtechniken, Rhythmus und Drumset-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Flötenspielern zu Atemkontrolle, Spieltechnik und musikalischem Ausdru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Entwicklung von Songtexten, Melodien und Songstrukturen für Songwri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Sängern zu Stimmumfang, Projektion und Performance-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rompetentechniken, Ansatz und Notenlesen für Blechbläs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3" calcext:value-type="float">
            <text:p>49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Bassgitarristen zu Groove, Rhythmus und Bandsp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4" calcext:value-type="float">
            <text:p>49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den Grundlagen der Musiktheorie, einschließlich Notation, Skalen und 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Cellisten zu Bogenführungstechniken und klassischem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Workshops zur Übung und Verfeinerung von Gesangsharmonien in einer Grup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7" calcext:value-type="float">
            <text:p>49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Saxophonisten zu Spieltechniken, Improvisation und Jazz-Phras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8" calcext:value-type="float">
            <text:p>49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elektronischer Musikproduktion mit Software- und Hardware-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Keyboardern zur Erstellung von Arrangements und Live-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Klarinettisten zu Fingertechniken, Atemkontrolle und klassischem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Hilfe für Komponisten, Originalmusik in verschiedenen Genres zu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2" calcext:value-type="float">
            <text:p>49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Improvisationstechniken für Jazzmusiker mit verschiedenen Instru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Ukulelespielern und Erlernen von populären So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4" calcext:value-type="float">
            <text:p>49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Seminaren zu Musikproduktionstechniken, Mischen und Tonaufzeichn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5" calcext:value-type="float">
            <text:p>49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Harfentechniken und klassischem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und Coaching von Chören in Gesangstechniken, Harmonien und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7" calcext:value-type="float">
            <text:p>49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Akustikgitarristen in Fingerstyle-Techniken und Folk-Sp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8" calcext:value-type="float">
            <text:p>49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Notenlesen und -schreiben mit Noten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9" calcext:value-type="float">
            <text:p>49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 verschiedenen Schlaginstrumenten und Rhythmus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Opernsängern in Gesangstechniken, Phrasierung und Opern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Blechblasinstrumenten wie Posaune, Horn oder Tuba für angehende Spie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der Kunst des Musikarrangements für verschiedene Instrumente und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Akkordeonspielern zu Balgtechnik und Volksmusi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4" calcext:value-type="float">
            <text:p>49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Fiddlespielern zu traditionellen und volkstümlichen Spieltechniken und St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Gospelchören in Gesangstechniken, Spirituals und Gospel-Musik-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6" calcext:value-type="float">
            <text:p>49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Verwendung von Musiksoftware, MIDI und digitalen Audio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7" calcext:value-type="float">
            <text:p>49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Fagott-Techniken, Rohrherstellung und klassischem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von Musik zur Förderung der Heilung und Steigerung des emotionalen Wohlbefindens bei Einzelpers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9" calcext:value-type="float">
            <text:p>49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Bluegrass-Bands in Spieltechniken, Harmonien und Ensemble-Dynami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Einzelpersonen zum Singen von Harmonien in verschiedenen Stilen, von Folk bis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1" calcext:value-type="float">
            <text:p>49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m Spielen der Dudelsäcke, einschließlich Sackaufblasen und traditionellen Melo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raditionellen indischen Musiktechniken, Ragas und Rhyt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Hilfe für Einzelpersonen, verschiedene Musikgenres zu verstehen und zu schä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Einzelpersonen beim Spielen von karibischen Steeldrums und Calypso-Rhyt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Gesangsensembles in Chorarrangements, Mischung und Dynami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Techniken des irischen Pfeifens und traditionellen irischen Melo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7" calcext:value-type="float">
            <text:p>49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Komponieren von Filmmusik, Synchronisation und E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Posaunisten zu Schiebetechniken, Blechblasen u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von Schlagzeugern in lateinischen Rhythmen und Instrumenten wie Congas und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Country-Musik-Bands in Spieltechniken, Gesangsharmonien und Bühnenpräs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m Spielen der Tabla, einem traditionellen indischen Schlaginstr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2" calcext:value-type="float">
            <text:p>49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Arrangieren von Chormusik für verschiedene Stimmumfänge und Harmon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Baritonhornspielern zu Blechblas-Techniken u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4" calcext:value-type="float">
            <text:p>49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Jazzensembles in Improvisation, Arrangements und Swing-Rhyt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5" calcext:value-type="float">
            <text:p>49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Seminaren zur Musikgeschichte, Komponisten und musikalischen Epo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6" calcext:value-type="float">
            <text:p>49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nen beibringen, Klavier zu spielen, Noten zu lesen und musikalische Fähigkeiten zu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7" calcext:value-type="float">
            <text:p>49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fänger und fortgeschrittene Spieler im Gitarrenspiel und in Akkordfortschritt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8" calcext:value-type="float">
            <text:p>49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organisieren, um Einzelpersonen bei der Verbesserung von Gesangstechniken und Gesangsfähigkeiten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9" calcext:value-type="float">
            <text:p>49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oline-Techniken, Bogenführung und Musiktheorie für angehende Geiger le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Schlagzeugtechniken, Rhythmus und Schlagzeugfertigkeit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Flötenspiel, Atemkontrolle und musikalischer Ausdruck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2" calcext:value-type="float">
            <text:p>49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leiten, um Songwritern bei der Entwicklung von Texten, Melodien und Liedstrukturen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3" calcext:value-type="float">
            <text:p>49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ängerinnen und Sänger in Stimmumfang, Projektion und Leistungstechnik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4" calcext:value-type="float">
            <text:p>49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ompeten-Techniken, Ansatz und Notenlesen für Blechbläs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ass-Gitarristen in Groove, Rhythmus und Spiel im Bandkontext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6" calcext:value-type="float">
            <text:p>49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Grundlagen der Musiktheorie unterrichten, einschließlich Notation, Tonleitern und 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s Cellospielen, Bogenführungstechniken und klassisches Repertoire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organisieren, um Gesangsharmonien in einer Gruppe zu üben und zu verfein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9" calcext:value-type="float">
            <text:p>49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xophonisten im Spieltechniken, Improvisation und Jazz-Phrasierung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lektronische Musikproduktionstechniken unter Verwendung von Software und Hardware-Tool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Klavierspiel, in der Erstellung von Arrangements und im Live-Auftritt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2" calcext:value-type="float">
            <text:p>49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arinettenspieler in Grifftechniken, Atemkontrolle und klassischem Repertoire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leiten, um Komponisten bei der Erstellung von Originalmusik in verschiedenen Genres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4" calcext:value-type="float">
            <text:p>49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mprovisationstechniken für Jazzmusiker auf verschiedenen Instrument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Ukulelespielen unterrichten und populäre Lieder lernen la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6" calcext:value-type="float">
            <text:p>49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zur Musikproduktionstechniken, Mischung und Tontechnik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7" calcext:value-type="float">
            <text:p>49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s Harfenspiel beibringen, einschließlich Techniken und klassischem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8" calcext:value-type="float">
            <text:p>49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höre in Gesangstechniken, Harmonien und Aufführung leiten und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9" calcext:value-type="float">
            <text:p>49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ustik-Gitarristen in Fingerstyle-Techniken und im Spielen von Volkslieder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0" calcext:value-type="float">
            <text:p>49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ibringen, wie man Musiknotation liest und schreibt, unter Verwendung von Notensatz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1" calcext:value-type="float">
            <text:p>49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für verschiedene Perkussionsinstrumente und Rhythmustechnik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pernsängerinnen und -sänger in Stimmtechniken, Phrasierung und Opernrepertoire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3" calcext:value-type="float">
            <text:p>49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lechblasinstrumente wie Posaune, Waldhorn oder Tuba für angehende Spie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4" calcext:value-type="float">
            <text:p>49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Kunst der Musikarrangements für verschiedene Instrumente und Ensemble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5" calcext:value-type="float">
            <text:p>49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Akkordeonspiel, Balgtechnik und Volksmusik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igenspieler in traditionellen und folkloristischen Spieltechniken und Stile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7" calcext:value-type="float">
            <text:p>49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ospelchöre in Gesangstechniken, Spirituals und Gospel-Musikaufführungen leiten und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8" calcext:value-type="float">
            <text:p>49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wendung von Musiksoftware, MIDI und digitalen Audiowerkzeug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gott-Techniken, Rohrbau und klassisches Repertoir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usik zur Förderung von Heilung und emotionaler Gesundheit bei Einzelpersonen verw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luegrass-Bands in Spieltechniken, Harmonien und Ensemble-Dynamik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verschiedenen Stilen dazu anleiten, Harmonien zu singen, von Folk bis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s Spielen der Dudelsackpfeife beibringen, einschließlich des Aufblasens des Balgs und traditioneller Melo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4" calcext:value-type="float">
            <text:p>50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aditionelle indische Musiktechniken, Ragas und Rhythm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5" calcext:value-type="float">
            <text:p>50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leiten, um Einzelpersonen dabei zu helfen, verschiedene Musikgenres zu verstehen und zu schä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Spiel der karibischen Steel Drums und Calypso-Rhythme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7" calcext:value-type="float">
            <text:p>50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kalensembles in Choralarrangements, Mischen und Dynamik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8" calcext:value-type="float">
            <text:p>50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s Spielen der irischen Flöte und traditionelle irische Melodien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leiten, um Musik für Filme zu komponieren, Synchronisation und Emotionen zu ver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osaunisten in Spieltechniken des Zugventils, Blechblasinstrumentenspiel und Repertoire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1" calcext:value-type="float">
            <text:p>50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kussionisten lateinamerikanische Rhythmen und Instrumente wie Congas und Bongos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2" calcext:value-type="float">
            <text:p>50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untry-Musikbands in Spieltechniken, Gesangsharmonien und Bühnenpräsenz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3" calcext:value-type="float">
            <text:p>50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das Spielen der Tabla, eines traditionellen indischen Perkussionsinstruments,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4" calcext:value-type="float">
            <text:p>50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leiten, um Chorarrangements für verschiedene Stimmumfänge und Harmonien zu gest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5" calcext:value-type="float">
            <text:p>50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Spiel des Baritonhorns, Blechblasinstrumententechniken und Repertoire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6" calcext:value-type="float">
            <text:p>50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azzensembles in Improvisation, Arrangements und Swing-Rhythm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zur Musikgeschichte, Komponisten und musikalischen Epoch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8" calcext:value-type="float">
            <text:p>50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Grafikdesign-Prinzipien, Tools und Erstellung visueller Inhalt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9" calcext:value-type="float">
            <text:p>50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grammiersprachen wie Python, JavaScript und HTML/CSS für angehende Entwick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0" calcext:value-type="float">
            <text:p>50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deobearbeitungstechniken unter Verwendung von Software wie Adobe Premiere oder Final Cut Pro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rstellen von mobilen Apps für Android- oder iOS-Plattform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2" calcext:value-type="float">
            <text:p>50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3D-Modellierungssoftware wie Blender oder Autodesk Maya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3" calcext:value-type="float">
            <text:p>50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atenanalyse, maschinelles Lernen und Datenvisualisierung unter Verwendung von Tools wie Python und 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4" calcext:value-type="float">
            <text:p>50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rstellen von Websites mit Front- und Back-End-Technologi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lagen des Benutzeroberflächen- und Benutzererlebnisdesigns sowie Software-Tool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6" calcext:value-type="float">
            <text:p>50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digitalen Marketingstrategien, SEO, sozialen Medien und Analys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7" calcext:value-type="float">
            <text:p>50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ielentwurf und -entwicklung unter Verwendung von Engines wie Unity oder Unreal Engin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8" calcext:value-type="float">
            <text:p>50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Cybersicherheitspraktiken, ethischem Hacking und Netzwerkverteidig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9" calcext:value-type="float">
            <text:p>50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Animationssoftware wie Adobe Animate oder Toon Boom Harmony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loud-Plattformen wie AWS, Azure und Google Cloud zum Hosting von Anwendung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1" calcext:value-type="float">
            <text:p>50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Datenbankdesign, SQL-Abfragen und der Datenbankverwalt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2" calcext:value-type="float">
            <text:p>50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R-Entwicklung unter Verwendung von Plattformen wie Oculus oder HTC Viv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3" calcext:value-type="float">
            <text:p>50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digitaler Illustration unter Verwendung von Software wie Adobe Illustrator oder Procreat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4" calcext:value-type="float">
            <text:p>50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Bau von IoT-Geräten und -Anwendungen unter Verwendung von Sensoren und Mikrocontroller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5" calcext:value-type="float">
            <text:p>50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ont-End-Technologien wie HTML, CSS und JavaScript für Webdesig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Spieledesignkonzepten, Mechaniken und Prototyping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7" calcext:value-type="float">
            <text:p>50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inrichten und Verwalten von Computernetzwerk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8" calcext:value-type="float">
            <text:p>50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R-Entwicklung unter Verwendung von Tools wie ARKit oder ARCor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9" calcext:value-type="float">
            <text:p>50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Fotografietechniken, Bearbeitung und Nachbearbeitung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rstellen von Online-Shops unter Verwendung von Plattformen wie Shopify oder WooCommerce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1" calcext:value-type="float">
            <text:p>50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atenanalysetechniken, Visualisierung und Erkenntnisse unter Verwendung von Tools wie Tableau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2" calcext:value-type="float">
            <text:p>50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3D-Drucktechnologien, Design und Prototyping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3" calcext:value-type="float">
            <text:p>50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Blockchain-Technologie und Erstellung dezentraler Anwendung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4" calcext:value-type="float">
            <text:p>50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diobearbeitung, Mischung und Produktion unter Verwendung von Software wie Ableton oder Pro Tool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5" calcext:value-type="float">
            <text:p>50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Nutzung von Social-Media-Plattformen für Marketing und Engagement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6" calcext:value-type="float">
            <text:p>50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Testen von Softwareanwendungen auf Qualität und Funktionalität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gungsgrafiken und Animation unter Verwendung von Software wie Adobe After Effect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8" calcext:value-type="float">
            <text:p>50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Automatisierung wiederkehrender Aufgaben unter Verwendung von RPA-Software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der DevOps-Methodik, kontinuierlicher Integration und Bereitstell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ethoden zur Durchführung von Benutzerforschung und Usability-Test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1" calcext:value-type="float">
            <text:p>50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Computer-Vision-Techniken unter Verwendung von Bibliotheken wie OpenCV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der Optimierung von mobilen Apps für bessere Sichtbarkeit und Downloads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inzipien des Interaktionsdesigns für Augmented und Virtual Reality-Erlebniss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4" calcext:value-type="float">
            <text:p>50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waltung von Softwareprojekten, agilen Methoden und Tools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5" calcext:value-type="float">
            <text:p>50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der Verwendung von automatisierten Testframeworks für die Qualitätssicherung von Software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6" calcext:value-type="float">
            <text:p>50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totyping-Tools und -Techniken für Benutzererlebnis und Oberflächendesig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7" calcext:value-type="float">
            <text:p>50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wendung von BI-Tools wie Power BI oder Tableau für die Datenvisualisierung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m Entwurf von ansprechenden und ausgewogenen Spielelevels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9" calcext:value-type="float">
            <text:p>50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chniken zur Durchführung von Usability-Tests für mobile Anwendung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0" calcext:value-type="float">
            <text:p>50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der Erstellung barrierefreier Web-Erlebnisse für Benutzer mit Behinderungen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Absicherung von Internet of Things-Geräten und -Netzwerk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2" calcext:value-type="float">
            <text:p>50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hren von Konzepten, Algorithmen und Anwendungen der KI und des maschinellen Lern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3" calcext:value-type="float">
            <text:p>50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Bereitstellung von Softwareanwendungen in verschiedenen Umgeb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4" calcext:value-type="float">
            <text:p>50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Bau und zur Bereitstellung von Chatbots für Kundeninterak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Front-End-Webentwicklung unter Verwendung von Frameworks wie React oder V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Spieleentwicklern bei Monetarisierungsmethoden, In-App-Käufen und Anze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 CAD-Designsoftware wie AutoCAD oder Solid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8" calcext:value-type="float">
            <text:p>50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Einzelpersonen über Netzwerksicherheitspraktiken, Firewalls und Eindringungserkenn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Erstellung von Websites mit dem WordPress Content Management Syst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 agilen Methoden wie Scrum, Kanban und Sprint-Plan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Programmierung für eingebettete Systeme unter Verwendung von Sprachen wie C und C+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2" calcext:value-type="float">
            <text:p>50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Diagnose und Behebung von Netzwerkverbindung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3" calcext:value-type="float">
            <text:p>50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Implementierung von Enterprise Resource Planning (ERP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4" calcext:value-type="float">
            <text:p>50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Techniken zur Optimierung von Datenbankabfragen für bessere Leis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Erstellung klarer und umfassender Software-Dok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6" calcext:value-type="float">
            <text:p>50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Bereitstellung und Integration von Machine Learning-Modellen in realen Anwe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7" calcext:value-type="float">
            <text:p>50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Kursen zum Projektmanagement mit agilen Methoden und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8" calcext:value-type="float">
            <text:p>50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Verwaltung und Wartung von IT-Infrastruktur und Syst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Optimierung der Website-Performance für Geschwindigkeit und Effizi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0" calcext:value-type="float">
            <text:p>50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Linux-Serveradministration, Befehlszeilentools und Shell-Skrip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1" calcext:value-type="float">
            <text:p>50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Implementierung von Customer Relationship Management (CRM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2" calcext:value-type="float">
            <text:p>50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Entwerfen und Erstellen von APIs für Webanwe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3" calcext:value-type="float">
            <text:p>50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Konzepten des Data Warehousing, ETL-Prozessen und Dateninteg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4" calcext:value-type="float">
            <text:p>50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Verwendung von Versionskontrollsystemen wie Git für die Zusammen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5" calcext:value-type="float">
            <text:p>50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Containerisierung mit Docker und Container-Orchestr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6" calcext:value-type="float">
            <text:p>50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Anpassung und Konfiguration von CRM-Software, um spezifischen Geschäftsanforderungen gerecht zu we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Absicherung von APIs, Authentifizierung und Autoris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8" calcext:value-type="float">
            <text:p>50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 IT-Service-Management-Frameworks wie I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Konzepten der Virtualisierung und Verwendung von Plattformen wie VMware oder VirtualBo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0" calcext:value-type="float">
            <text:p>50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Prüfung und Sicherung der Qualität von Softwareproduk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Entwerfen und Planen von Computernetzwerken für Effizi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2" calcext:value-type="float">
            <text:p>50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Strategien zur Implementierung der digitalen Transformation in Organisa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3" calcext:value-type="float">
            <text:p>50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m Entwerfen und Erstellen skalierbarer Cloud-Architek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4" calcext:value-type="float">
            <text:p>50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Automatisierung von Geschäftsprozessen mit Softwarelös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5" calcext:value-type="float">
            <text:p>50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Einzelpersonen in der Entwicklung von Anwendungen für Internet of Things (IoT) Gerä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6" calcext:value-type="float">
            <text:p>50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im Verständnis von Softwarelizenzen und Compli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7" calcext:value-type="float">
            <text:p>50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Analyse und Ableitung von Erkenntnissen aus großen Datensä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Governance-Frameworks und Compliance-Vorschriften für IT-Umgeb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9" calcext:value-type="float">
            <text:p>50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Planung und Durchführung von Cloud-Migrations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Implementierung von Cybersecurity-Frameworks wie NIST oder ISO 27001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1" calcext:value-type="float">
            <text:p>51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der Technologie hinter der Blockchain, ihrer Anwendungen und Entwickl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Verwendung von Software-Robotern zur Automatisierung wiederkehrender Aufg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3" calcext:value-type="float">
            <text:p>51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Entwerfen von Softwarearchitekturen für Skalierbarkeit und Zuverläss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4" calcext:value-type="float">
            <text:p>51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von ethischen Überlegungen und potenziellen Verzerrungen in KI und maschinellem 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5" calcext:value-type="float">
            <text:p>51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Optimierung der Netzwerkperformance für Geschwindigkeit und Stabilitä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6" calcext:value-type="float">
            <text:p>51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m Schutz personenbezogener und sensibler Daten in digitalen Umgeb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der Analyse und Ableitung von Erkenntnissen aus Daten, die von IoT-Geräten gesammelt wu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8" calcext:value-type="float">
            <text:p>51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Entwicklung sicherer Softwareanwendungen und der Vermeidung von Schwach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9" calcext:value-type="float">
            <text:p>51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r Automatisierung der Bereitstellung von Softwareanwe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en der Prinzipien und potenziellen Anwendungen der Quantencompu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bei der Planung und Umsetzung von IT-Notfallwiederherstellungsstrateg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wackelnden Möbeln, losen Schrauben oder kleinen Schä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kennen und Beheben von gängigen Problemen bei Haushaltsgerä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oder Ersetzen von fehlerhaften elektrischen Steckdosen, Schaltern oder Verkabel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5" calcext:value-type="float">
            <text:p>51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tropfenden Wasserhähnen, laufenden Toiletten oder kleinen Le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6" calcext:value-type="float">
            <text:p>51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ssern und Neuverputzen kleiner Löcher oder Risse in Wä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7" calcext:value-type="float">
            <text:p>51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, Schärfen und Reparieren von Gartengeräten wie Schaufeln und Gartensch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defekten Verschlüssen an Türen, Fenstern oder Schrä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9" calcext:value-type="float">
            <text:p>51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stziehen von lockeren Scharnieren an Türen, Toren oder Schrä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losen Stufen, Geländern oder Balustraden auf Tre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ssern von kleinen Lecks in Dächern mit Dichtmittel oder Dachpap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ämpfen von quietschenden Dielenböden durch das Hinzufügen von Schrauben oder Schmiermitt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zerrissenen Fensterschirmen durch Ausbessern oder Erse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4" calcext:value-type="float">
            <text:p>51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stellen von fehlgerichteten Schranktüren für korrekten Verschlu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defekten Zaunbrettern, Paneelen oder Pfo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6" calcext:value-type="float">
            <text:p>51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Rost und Auftragen einer Schutzbeschichtung auf Metallgegenstä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7" calcext:value-type="float">
            <text:p>51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etzen von gerissenen oder abgebrochenen Fliesen auf Böden oder Wä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8" calcext:value-type="float">
            <text:p>51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Problemen mit Fliegengittertüren wie Hängenbleiben oder beschädigten Bildschi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9" calcext:value-type="float">
            <text:p>51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en von Schmiermittel, um den Betrieb von Schubladenschienen zu erleich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frischen oder Ausbessern von verblichenen oder abgeplatzten Farben an Wänden oder Möb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1" calcext:value-type="float">
            <text:p>51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von Dachrinnen und Ausbessern von geringfügigen Schäden, um ordnungsgemäße Drainage sicherzu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2" calcext:value-type="float">
            <text:p>51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emmenden Fenstern durch Schmieren von Schienen und Mechanis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3" calcext:value-type="float">
            <text:p>51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Problemen mit Türklingeln wie nicht funktionierenden Tasten oder Verkabel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4" calcext:value-type="float">
            <text:p>51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ebrigen Schlössern durch Schmieren oder Einstellen des Mechanism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5" calcext:value-type="float">
            <text:p>51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ulen von leichten Dellen auf Metalloberflä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6" calcext:value-type="float">
            <text:p>51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ummschalten quietschender Tür- oder Schrank-Scharniere durch Sch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7" calcext:value-type="float">
            <text:p>51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appernden Fenstern durch Festziehen oder Einstellen von Beschlä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8" calcext:value-type="float">
            <text:p>51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ablösender oder lockerer Tapete durch Neuverkleben oder Aus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9" calcext:value-type="float">
            <text:p>51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emmenden Schubladen durch Anpassen von Schienen oder Entfernen von Hinderni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Flecken und Wiederherstellen des Glanzes von Holzoberflä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1" calcext:value-type="float">
            <text:p>51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flackernden Lichtern durch Überprüfen und Festziehen von Glühbirnen und Verbi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hängenden Schrankregalen durch Verstärken oder Anpassen der Trä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3" calcext:value-type="float">
            <text:p>51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iederbefestigen loser Fliesen auf Böden oder Wänden mit Klebstof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4" calcext:value-type="float">
            <text:p>51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Rost und Auftragen einer Schutzbeschichtung auf Zaunkompon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5" calcext:value-type="float">
            <text:p>51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Wasserflecken von verschiedenen Oberflächen wie Decken oder Möb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6" calcext:value-type="float">
            <text:p>51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emmenden Schubladen durch Schleifen oder Anpassen der Passfo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euveredelung oder Wiederherstellung der Oberfläche abgenutzter Schrankflä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8" calcext:value-type="float">
            <text:p>51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ummschalten quietschender Tore durch Schmieren von Scharnieren und bewegliche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9" calcext:value-type="float">
            <text:p>51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ssern von kleinen Rissen in Betonoberflächen wie Gehwegen oder Auffah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klemmenden Schiebetüren durch Einstellen von Schienen und Ro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einem tropfenden Duschkopf durch Reinigen oder Ersetzen von Dich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zerkratzten Holzoberflächen mit Hilfe von Retuschierstiften oder Füllstof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3" calcext:value-type="float">
            <text:p>51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stziehen lockerer Geländer oder Handläufe auf Tre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4" calcext:value-type="float">
            <text:p>51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ämpfen quietschender Fußböden durch Auftragen von Babypuder oder Schmiermitt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on beschädigtem oder gerissenem Fugenmörtel zwischen Flie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6" calcext:value-type="float">
            <text:p>51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abilisieren wackelnder Möbel durch Anbringen von Filzunterlagen oder Einstellen der Be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etzen von gebrochenen oder beschädigten Lamellen an Fensterjalous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stziehen oder Wiederbefestigen loser Schrankgriffe oder -knöpf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Rost von Werkzeugen und Auftragen einer Schutzbeschich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ösen von klemmenden Reißverschlüssen durch Auftragen von Schmiermittel oder sanfte Kraf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1" calcext:value-type="float">
            <text:p>51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Entfernen von Flecken von Teppichen und Tepp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2" calcext:value-type="float">
            <text:p>51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iederherstellen von Farbe und Oberfläche von verblassten Gartenmöb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3" calcext:value-type="float">
            <text:p>51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ssern und Glätten von Rissen in Wänden mit Fugenma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4" calcext:value-type="float">
            <text:p>51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on nicht reagierenden Fernbedienungen durch Reinigen der Kontakte oder Ersetzen der Batter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5" calcext:value-type="float">
            <text:p>51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ärfen stumpfer Messer für verbesserte Schneidleis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6" calcext:value-type="float">
            <text:p>51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erschiedener Probleme im Haushalt, von Türen bis zu Wasserhäh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7" calcext:value-type="float">
            <text:p>51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dentifizieren und Beheben von gängigen Problemen bei Haushaltsgerä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8" calcext:value-type="float">
            <text:p>51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oder Ersetzen fehlerhafter elektrischer Steckdosen, Schalter oder Verkabel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9" calcext:value-type="float">
            <text:p>51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ösen kleiner Sanitärprobleme wie Lecks und Verstopf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packen einer Reihe von einfachen Reparaturen und Verbesse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1" calcext:value-type="float">
            <text:p>51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und Aufarbeiten von Möbelstüc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2" calcext:value-type="float">
            <text:p>51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gang mit Problemen wie Scharnieren, Schlössern und Glasschei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3" calcext:value-type="float">
            <text:p>51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von regelmäßigen Checks und Reparaturen im Ha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4" calcext:value-type="float">
            <text:p>51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und Schärfen von Gartengerä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verschiedener gebrochener Gegenstände im Ha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6" calcext:value-type="float">
            <text:p>51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essern von Rissen, Löchern und Unregelmäß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7" calcext:value-type="float">
            <text:p>51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gang mit Aufgaben wie Reparatur von Stühlen und Rega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8" calcext:value-type="float">
            <text:p>51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mechanischer Elemente wie Schlösser und Scharnie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9" calcext:value-type="float">
            <text:p>51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ösen von Problemen wie Tropfen und kleinen Le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0" calcext:value-type="float">
            <text:p>51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erstellen, dass alles ordnungsgemäß funktioni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1" calcext:value-type="float">
            <text:p>51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grundlegender Verbesserungen im Ha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heben verschiedener einfacher Reparaturbedürfni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3" calcext:value-type="float">
            <text:p>51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erstellen, dass Geräte ordnungsgemäß funktio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4" calcext:value-type="float">
            <text:p>51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gang mit häufig auftretenden Haushalt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5" calcext:value-type="float">
            <text:p>51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as Zuhause in gutem Zustand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um häufig auftretende alltägliche Probleme kümm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7" calcext:value-type="float">
            <text:p>51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eine Reparaturbedürfnisse verso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8" calcext:value-type="float">
            <text:p>51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Haushaltsreparatur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chiedliche allgemeine Probleme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0" calcext:value-type="float">
            <text:p>51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komplizierte Reparaturen im Haus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legende Reparaturen im Haus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2" calcext:value-type="float">
            <text:p>51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Probleme im Haushalt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3" calcext:value-type="float">
            <text:p>51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eine auftretende Probleme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ängige Haushaltsprobleme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5" calcext:value-type="float">
            <text:p>51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Lösungen für Problem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6" calcext:value-type="float">
            <text:p>51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Reparaturen und Ausbesserung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7" calcext:value-type="float">
            <text:p>51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Gegenstände im Haus repa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8" calcext:value-type="float">
            <text:p>51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ßnahmen zur Pflege des Hauses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9" calcext:value-type="float">
            <text:p>51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as Zuhause in gutem Zustand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ndhabung grundlegender Reparaturbedürfnisse und Fi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1" calcext:value-type="float">
            <text:p>52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outinemäßige Probleme im Haus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ösung von Problemen, die im Haushalt auftr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3" calcext:value-type="float">
            <text:p>52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äufig auftretende Reparaturbedürfnisse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legende Probleme beheben, die in Haushalten auftr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5" calcext:value-type="float">
            <text:p>52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en durchführen, die Teil des täglichen Lebens si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6" calcext:value-type="float">
            <text:p>52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Fixes und Wartungsarbeit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7" calcext:value-type="float">
            <text:p>52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fache Reparaturen im Haus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8" calcext:value-type="float">
            <text:p>52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Lösungen für häufig auftretende Problem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9" calcext:value-type="float">
            <text:p>52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ieren und Instandhalten verschiedener Teile des Hau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eine Fixes angehen, die auftau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legende Probleme und Herausforderungen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en durchführen und kontinuierliche Instandhal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3" calcext:value-type="float">
            <text:p>52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Gegenstände im Zuhause repa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der Reinigung gemeinsamer Bereiche und Stra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5" calcext:value-type="float">
            <text:p>52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kommen für eine gemeinsame Mahlzeit im Freien in einem örtlichen Pa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6" calcext:value-type="float">
            <text:p>52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lme unter freiem Himmel mit Nachbarn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7" calcext:value-type="float">
            <text:p>52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ische Lebensmittel und Handwerkskunst auf einem Gemeindefestmarkt durchstöb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8" calcext:value-type="float">
            <text:p>52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raßensperre für ein festliches Ereignis in der ganzen Straß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9" calcext:value-type="float">
            <text:p>52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beim Anbau von Blumen, Gemüse und Kräu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äuser für festliche Feiertage wie Halloween und Weihnachten deko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1" calcext:value-type="float">
            <text:p>52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kauf, um auszumisten und Gegenstände mit anderen zu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kale Kunst und Kreativität an öffentlichen Orten präsen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3" calcext:value-type="float">
            <text:p>52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eundliche Sportspiele und Spieleabende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4" calcext:value-type="float">
            <text:p>52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chichten, Erfahrungen und Erinnerungen mit Mitbewohner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führte Touren, die die historische Bedeutung der Region hervorh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6" calcext:value-type="float">
            <text:p>52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 für zwanglose Gespräche und Interaktionen im Fre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7" calcext:value-type="float">
            <text:p>52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zepte und kulinarische Tipps mit Nachbarn austau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8" calcext:value-type="float">
            <text:p>52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Workshops zu für Bewohner interessanten Th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9" calcext:value-type="float">
            <text:p>52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, um Gemeindeangelegenheiten und Ideen zu be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an Räumen, in denen Nachbarn sich treffen und interagieren kö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1" calcext:value-type="float">
            <text:p>52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Jahreszeiten mit Festivals, Paraden und Veranstaltungen fei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jekte zur Verbesserung der Ästhetik des Viertels an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3" calcext:value-type="float">
            <text:p>52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 besuchen, um Kontakte zu Nachbarn und lokalen Fachleuten herzu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4" calcext:value-type="float">
            <text:p>52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schlagen und Arbeiten an Projekten zur Verbesserung der Gemeinschaf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5" calcext:value-type="float">
            <text:p>52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en und Geld für lokale Wohltätigkeitsorganisationen und Zwecke samm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6" calcext:value-type="float">
            <text:p>52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 organisieren, die für alle Altersgruppen geeignet sind, wie Picknicks und Spie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7" calcext:value-type="float">
            <text:p>52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vielfältigen Kulturen in der Gemeinde anerkennen und fei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8" calcext:value-type="float">
            <text:p>52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Gruppenübungen, Spaziergängen und gesundheitsbezogenen Aktivitäten teil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9" calcext:value-type="float">
            <text:p>52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ppen bilden, um sich auf bestimmte Gemeindeinteressen und -bedürfnisse zu konzent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ve-Musikaufführungen in lokalen Parks oder Freiflächen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an Projekten, die der gesamten Gemeinde zuguteko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und Unterstützung von Unternehmen in der Gemeinschaf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3" calcext:value-type="float">
            <text:p>52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ellschaftliche Zusammenkünfte und Treffen für Bewohner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Workshops und Vorträgen zu Bildungsth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5" calcext:value-type="float">
            <text:p>52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kommen zur Reinigung und Pflege gemeinsamer Räu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6" calcext:value-type="float">
            <text:p>52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örtlichen Kunsthandwerkern, indem Märkte besucht we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7" calcext:value-type="float">
            <text:p>52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eue Bewohner mit Vorstellungen und Treffen willkommen hei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248" calcext:value-type="float">
            <text:p>52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undheit durch Gesundheitsaktionen und Aktiv</text:p>
            <text:p/>
            <text:p>itäten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9" calcext:value-type="float">
            <text:p>52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tualisierungen und Neuigkeiten durch regelmäßige Newsletter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tausch von Kulturtraditionen und -praktiken mit Nachba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benachbarten Gemeinden für gemeinsame Veranstaltungen und Bemüh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lokaler Künstler und Handwerker durch den Kauf ihrer Werk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3" calcext:value-type="float">
            <text:p>52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von Recycling, Naturschutz und grünen Prak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takte zu Nachbarn für persönliche und berufliche Netzwerke h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5" calcext:value-type="float">
            <text:p>52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Potluck organisieren, bei dem Nachbarn hausgemachte Gerichte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6" calcext:value-type="float">
            <text:p>52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 mit verschiedenen Küchen aus der Gemeinde aus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7" calcext:value-type="float">
            <text:p>52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m Erlernen neuer Kochtechniken für Bewohner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8" calcext:value-type="float">
            <text:p>52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Treffen für eine Grillparty mit gegrilltem Essen und Spaß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endessen mit lokal bezogenen Zutaten arrang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Überschüssige selbst angebaute Produkte und hausgemachte Waren austau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Kuchenverkauf organisieren, um lokale Zwecke oder Initiativen zu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eundliche Kochwettbewerbe für Nachbarn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 Mahlzeiten im Freien in einem Park oder auf einer gemeinsamen Fläche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eblingsrezepte und Kochtipps unter Nachbar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führte Touren durch nahegelegene Restaurants und Lebensmittelgeschäfte erku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e lokale Erntezeit mit Essen, Musik und Spielen fei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chdemonstrationen veranstalten, um spezifische kulinarische Techniken zu ver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hlzeiten mit Produkten aus einem gemeinsamen Garten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richte aus verschiedenen Kulturen in einem Potluck-Umfeld prob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in örtlichen Cafés für Kaffee und Unterhaltung tre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lubs bilden, in denen Nachbarn Rezepte aus einem ausgewählten Kochbuch kochen und be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2" calcext:value-type="float">
            <text:p>52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r ein gemeinsames Wochenendbrunch zusammenko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bensmittelbezogene Geschichten und Erinnerungen unter Nachbar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4" calcext:value-type="float">
            <text:p>52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Grillparty mit einer Vielzahl von kartoffelbasierten Gerichten aus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chiedene Suppen in einem Winter-Treffen zubereiten und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6" calcext:value-type="float">
            <text:p>52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mmeln von Lebensmittelspenden für lokale Wohltätigkeitsorganisationen und Lebensmitteltaf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7" calcext:value-type="float">
            <text:p>52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Veranstaltung mit Eiscreme und Toppings für alle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8" calcext:value-type="float">
            <text:p>52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Lebensmittelkonservierung, Fermentation und mehr ab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9" calcext:value-type="float">
            <text:p>52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regelmäßig zum Frühstück und morgendlicher Unterhaltung tre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ndels- oder Verleih von Küchenwerkzeugen und -geräten unter Nachba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1" calcext:value-type="float">
            <text:p>52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richte mit innerhalb der Gemeinschaft beschafften Zutaten kre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2" calcext:value-type="float">
            <text:p>52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Backwettbewerben für Spaß und Anerkennung antr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3" calcext:value-type="float">
            <text:p>52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gekochte Mahlzeiten mit Nachbarn austauschen, um Abwechslung zu h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4" calcext:value-type="float">
            <text:p>52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kale Musikdarbietungen mit einem Lebensmittelfestival komb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5" calcext:value-type="float">
            <text:p>52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richte für ein gemeinsames Picknick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6" calcext:value-type="float">
            <text:p>52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Pizza-Station einrichten, damit Nachbarn ihre eigenen Pizzen gestalten kö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7" calcext:value-type="float">
            <text:p>52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Club bilden, um gemeinsam neue Rezepte und Kochtechniken zu erku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entspannter Atmosphäre Wein, Käse und Gespräche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9" calcext:value-type="float">
            <text:p>52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r ein gemeinsames Abendessen mit geteilten Gerichten zusammenko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0" calcext:value-type="float">
            <text:p>52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 Gemüse und Kräuter ernten, um eine Mahlzeit zuzu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1" calcext:value-type="float">
            <text:p>52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liebte Grillgerichte in einem Potluck-Stil organi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gekochte Gerichte unter Nachbarn austauschen, um mehr Vielfalt zu h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hegelegene Restaurants und Lebensmittelgeschäfte erkunden, um verschiedene Küchen zu prob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4" calcext:value-type="float">
            <text:p>52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ssensstände aufstellen, damit Nachbarn verschiedene Gerichte probieren kö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5" calcext:value-type="float">
            <text:p>52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zepte demonstrieren und Kostproben für Nachbar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ühstücksspeisen bei einem Morgen-Potluck-Treffen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7" calcext:value-type="float">
            <text:p>52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ethoden des Einmachens, Einlegens und Konservierens von Lebensmitteln er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8" calcext:value-type="float">
            <text:p>52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Vielzahl von Tapas-Gerichten servieren und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9" calcext:value-type="float">
            <text:p>52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assen besuchen, um neue Kochfähigkeiten und -techniken zu er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Überschüssige Gartenprodukte, hausgemachte Marmeladen und mehr tau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1" calcext:value-type="float">
            <text:p>53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ulinarisches Thema für ein Potluck oder Kochveranstaltung auswäh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milien in das gemeinsame Kochen und Teilen von Mahlzeiten einbezi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3" calcext:value-type="float">
            <text:p>53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tness-Training und Anleit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4" calcext:value-type="float">
            <text:p>53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dienstleistungen für Artikel, Blogs und Inhalte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5" calcext:value-type="float">
            <text:p>53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suelle Designs für Unternehmen und Einzelperson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eignisse, Porträts und Szenen durch Fotografie fest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7" calcext:value-type="float">
            <text:p>53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, Partys und Zusammenkünfte organisieren und koord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ademische Fächer oder Fähigkeiten für Schü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9" calcext:value-type="float">
            <text:p>53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persönlicher und beruflicher Entwicklung beg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ungsdienstleistungen für Häuser und Wohnung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ßenbereiche und Gärten gestalten und pf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ebsites für Unternehmen und Kunden entwerfen und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dividuell zubereitete Mahlzeiten für Einzelpersonen und Familien vor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ocial Media-Konten für Unternehmen und Einflussnehmer verw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5" calcext:value-type="float">
            <text:p>53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um Haustiere kümmern, wenn ihre Besitzer abwesend si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6" calcext:value-type="float">
            <text:p>53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nen- und Außenanstrichdienstleistungen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7" calcext:value-type="float">
            <text:p>53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rnunterstützung für Unternehmen bei administrativen Aufgaben le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8" calcext:value-type="float">
            <text:p>53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iftlichen oder gesprochenen Inhalt zwischen Sprachen überse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9" calcext:value-type="float">
            <text:p>53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unktionale und ästhetische Innenräume für Kunden gest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arschnitte, Styling und Pflegedienstleistung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ppen-Fitnesskurse oder persönliche Trainingseinheit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pflegungs- und Getränkedienstleistungen für Veranstaltungen und Partys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usikfähigkeiten und Instrumente an Schü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4" calcext:value-type="float">
            <text:p>53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, Wartung und kleine Bauarbeit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5" calcext:value-type="float">
            <text:p>53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nährungsberatung und Mahlzeitenplan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6" calcext:value-type="float">
            <text:p>53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ke-up-Dienstleistungen für besondere Anlässe und Veranstaltung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m Einkauf von Kleidung und Accessoires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8" calcext:value-type="float">
            <text:p>53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Yoga-Klassen für Entspannung und Fitnes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9" calcext:value-type="float">
            <text:p>53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Aufräumung und Organisation ihrer Wohnräum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0" calcext:value-type="float">
            <text:p>53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stunterricht mit Schwerpunkt auf dem Zeichnen der menschlichen Figur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fessionelle Lebensläufe und Bewerbungsschreiben für Jobsuchende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2" calcext:value-type="float">
            <text:p>53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ssage-Sitzungen für Entspannung und Wohlbefind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3" calcext:value-type="float">
            <text:p>53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äuser für den Verkauf vorbereiten, indem Möbel und Dekorationen arrangiert we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4" calcext:value-type="float">
            <text:p>53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chen, Gebäck und Desserts backen und verka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5" calcext:value-type="float">
            <text:p>53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und Anleitung über Online-Plattformen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sttechniken und -fähigkeiten für angehende Künst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7" calcext:value-type="float">
            <text:p>53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und Anleitung für Personen bieten, die Immobilien kaufen oder verkaufen mö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8" calcext:value-type="float">
            <text:p>53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tos an den Standorten der Kunden reinigen und auf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9" calcext:value-type="float">
            <text:p>53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und Tipps zur Gartenpflege und Pflanzenbetreuung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0" calcext:value-type="float">
            <text:p>53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Auswahl von Outfits und Accessoires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1" calcext:value-type="float">
            <text:p>53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Verbesserung der Schreibfähigkeit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2" calcext:value-type="float">
            <text:p>53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aining und Verhaltensänderung für Hunde und ihre Besitz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chintensive Trainingseinheiten für Grupp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4" calcext:value-type="float">
            <text:p>53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handene Lebensläufe für Jobsuchende bearbeiten und optim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5" calcext:value-type="float">
            <text:p>53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zur Heimverbesserung und Renovierung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6" calcext:value-type="float">
            <text:p>53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praktischen Lebensfähigkeiten und persönlicher Entwickl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7" calcext:value-type="float">
            <text:p>53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 Themen im Zusammenhang mit Gesundheit und Wohlbefind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8" calcext:value-type="float">
            <text:p>53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totechniken und -fähigkeiten für Enthusiasten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9" calcext:value-type="float">
            <text:p>53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nanzberatung und -planungsdienst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gelmäßige Reinigungs- und Aufräumdienste für Haushalt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1" calcext:value-type="float">
            <text:p>53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Schaffung funktionaler und organisierter Heimarbeitsplätz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linarische Fähigkeiten und Techniken für angehende Köche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3" calcext:value-type="float">
            <text:p>53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coachen, um ihre Fähigkeiten im öffentlichen Sprech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354" calcext:value-type="float">
            <text:p>53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emdsprachenken</text:p>
            <text:p/>
            <text:p>ntnisse für Lernende jeden Alters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5" calcext:value-type="float">
            <text:p>53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igartigen handgefertigten Schmuck erstellen und verka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6" calcext:value-type="float">
            <text:p>53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arschnitt- und Frisurdienstleistungen an den Standorten der Kund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7" calcext:value-type="float">
            <text:p>53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en zur Verbesserung der Energieeffizienz in Wohnhäuser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8" calcext:value-type="float">
            <text:p>53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rngesteuertes Fitnesstraining und Trainingspläne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9" calcext:value-type="float">
            <text:p>53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dienstleistungen für Sanitär, Elektro und andere Haussystem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0" calcext:value-type="float">
            <text:p>53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dividuelle Illustrationen für Kunden und Projekte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1" calcext:value-type="float">
            <text:p>53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tivitäten im Freien wie Wandern, Camping und Kajakfahre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verschiedenen Aufgaben und Erledigung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3" calcext:value-type="float">
            <text:p>53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flegedienstleistungen für Haustiere anbieten, einschließlich Baden und Tri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von Haushaltsgeräten wie Kühlschränken und Waschmasch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Aufräumung und Organisation ihrer Wohn- und Arbeitsräum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ßgeschneiderte Kleidung und Modedesigns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7" calcext:value-type="float">
            <text:p>53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sprachunterricht für Lernende jeden Alters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8" calcext:value-type="float">
            <text:p>53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stwerke und Antiquitäten restaurieren und 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9" calcext:value-type="float">
            <text:p>53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und Familien bei Botengäng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0" calcext:value-type="float">
            <text:p>53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ardienste an den Standorten der Kund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1" calcext:value-type="float">
            <text:p>53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mart-Home-Geräte und -Technologiesysteme ein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2" calcext:value-type="float">
            <text:p>53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führte Touren zu örtlichen Sehenswürdigkeiten und historischen Stätten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3" calcext:value-type="float">
            <text:p>53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dividuelle Kuchen für besondere Anlässe erstellen und ver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4" calcext:value-type="float">
            <text:p>53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Auswahl und Beschaffung von Produkt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ang und Gesangstechniken an Schüler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novierungs- und Umbauarbeiten für Wohnhäuser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7" calcext:value-type="float">
            <text:p>53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chkenntnisse und Ratschläge in spezifischen lokalen Branch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8" calcext:value-type="float">
            <text:p>53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ssage-Therapiedienste an den Standorten der Kund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chwertige Fotos von Haustieren m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Ältere Menschen in ihren Häusern betreuen und pf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chzeiten und damit verbundene Veranstaltungen planen und koord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dividuelle Geschenke für besondere Anlässe entwerfen und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schläge und Lösungen für die häusliche Sicherheit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sönliche Ernährungsberatung und Mahlzeitenplan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kalen Unternehmen bei Marketing und Promotio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mbinierte Reinigungs- und Organisationsdienstleistungen für Wohnung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iere an den Standorten der Kunden pf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8" calcext:value-type="float">
            <text:p>53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m Umgang mit persönlichen Finanzen und Budgetier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swerke erstellen, die auf den Vorlieben der Kunden ba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hlzeiten aus örtlichen Restaurants an Kunden lief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1" calcext:value-type="float">
            <text:p>53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tness-Training, das den Bedürfnissen von Senioren angepasst i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2" calcext:value-type="float">
            <text:p>53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Änderungs- und Schneidereidienstleistungen für Kleid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3" calcext:value-type="float">
            <text:p>53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äuser dekorieren und gestalten, um ihre ästhetische Anziehungskraft zu erhö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4" calcext:value-type="float">
            <text:p>53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hrzeuge an den Standorten der Kunden aufbereiten und rein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5" calcext:value-type="float">
            <text:p>53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sttechniken und -fähigkeiten für Einzelpersonen in der Gemeinschaft unterr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6" calcext:value-type="float">
            <text:p>53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und Lösungen für nachhaltige Praktik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7" calcext:value-type="float">
            <text:p>53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ve-Musikaufführungen für Veranstaltungen und Anlässe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8" calcext:value-type="float">
            <text:p>53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iefenreinigung und Wartungsdienstleistungen für Häuser und Unternehm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9" calcext:value-type="float">
            <text:p>53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at zur Reduzierung des Energieverbrauchs und der Kost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Gestaltung ihres persönlichen Stils und ihrer Garderob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1" calcext:value-type="float">
            <text:p>54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tografiedienstleistungen für Veranstaltungen und Porträts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igartige und personalisierte Möbelstücke entwer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3" calcext:value-type="float">
            <text:p>54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ppen-Fitnesskurse in der Gemeinschaft 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4" calcext:value-type="float">
            <text:p>54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uchhaltungs- und Steuerdienstleistungen für Unternehmen und Einzelperson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5" calcext:value-type="float">
            <text:p>54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eutische Massage-Dienstleistungen für Entspannung und Schmerzlinder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6" calcext:value-type="float">
            <text:p>54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xperten für Ernährungsberatung und Mahlzeitenplan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7" calcext:value-type="float">
            <text:p>54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fassende Finanzplanung und Anlageberat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8" calcext:value-type="float">
            <text:p>54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chwertige Fotos für verschiedene Anlässe auf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9" calcext:value-type="float">
            <text:p>54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sychische Gesundheitsberatung und Therapiedienstleistung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0" calcext:value-type="float">
            <text:p>54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m Kauf, Verkauf und Vermieten von Immobili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m Fitness-Training und bei der Gesundheitsverbesserung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chzeiten und damit verbundene Veranstaltungen planen und koord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Einzelpersonen und Famili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in persönlicher und beruflicher Entwicklung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dabei unterstützen, Fähigkeiten für das tägliche Leben wiederzuerlangen und zu entwick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suell ansprechende und funktionale Websites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dabei unterstützen, Kommunikations- und Sprachfähigkei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tnesskurse leiten und körperliches Wohlbefinden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Paare und Famili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nstaltungen, Konferenzen und Versammlungen organisieren und koordi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1" calcext:value-type="float">
            <text:p>54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hiropraktische Behandlung für muskuloskelettale Problem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2" calcext:value-type="float">
            <text:p>54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 der beruflichen Exploration und Entwicklung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3" calcext:value-type="float">
            <text:p>54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Beratung für psychische Gesundheitsproblem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4" calcext:value-type="float">
            <text:p>54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Überzeugende und ansprechende schriftliche Inhalte für Unternehm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dividuell zubereitete Mahlzeiten für Einzelpersonen und Familien vor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6" calcext:value-type="float">
            <text:p>54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upunkturbehandlungen für verschiedene Gesundheitszuständ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7" calcext:value-type="float">
            <text:p>54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suelle Designs für Branding, Marketing und mehr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m Aufräumen, Organisieren und Vereinfachen ihres Lebens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429" calcext:value-type="float">
            <text:p>54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mentales</text:p>
            <text:p/>
            <text:p> und emotionales Wohlbefind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0" calcext:value-type="float">
            <text:p>54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ke-up-Dienstleistungen für Veranstaltungen, Hochzeiten und Fotoshootings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1" calcext:value-type="float">
            <text:p>54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bei der Gestaltung ihres persönlichen Stils und ihrer Garderobe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2" calcext:value-type="float">
            <text:p>54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ezialisierte Ernährungsberatung und Therapie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3" calcext:value-type="float">
            <text:p>54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deoinhalte für verschiedene Zwecke bearbeiten und produ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4" calcext:value-type="float">
            <text:p>54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nehmer und Geschäftsinhaber bei Wachstum und Strategien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5" calcext:value-type="float">
            <text:p>54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nden dabei unterstützen, Sprach- und Kommunikationsfähigkeiten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6" calcext:value-type="float">
            <text:p>54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nehmen beim Aufbau und der Verbesserung ihrer Markenidentität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7" calcext:value-type="float">
            <text:p>54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iefgreifende finanzielle Analyse und Anlageempfehlung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8" calcext:value-type="float">
            <text:p>54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eutische Massage-Dienstleistungen für Entspannung und Schmerzlinderung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9" calcext:value-type="float">
            <text:p>54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unktionale und ästhetische Innenräume für Kunden scha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0" calcext:value-type="float">
            <text:p>54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Einzelpersonen und Famili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1" calcext:value-type="float">
            <text:p>54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fessionals und Führungskräfte in Führung und Entwicklung co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2" calcext:value-type="float">
            <text:p>54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Paare und Famili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3" calcext:value-type="float">
            <text:p>54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ffektive Lebensläufe und Anschreiben für Jobsuchende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4" calcext:value-type="float">
            <text:p>54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Unterstützung für mentales und emotionales Wohlbefinden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5" calcext:value-type="float">
            <text:p>54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ulungen und Entwicklungsprogramme für Führungsfähigkeit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6" calcext:value-type="float">
            <text:p>54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oziale Medien verwalten und für Unternehmen ausba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7" calcext:value-type="float">
            <text:p>54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herapie und Beratung für psychische Gesundheitsprobleme 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8" calcext:value-type="float">
            <text:p>54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zelpersonen beim Erreichen von Gesundheits- und Wellnesszielen an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rategische Marketingberatung und Kampagnen für Unternehmen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und Therapie für persönliches Wachstum an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1" calcext:value-type="float">
            <text:p>54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Öffentliches Image und Kommunikation für Kunden verwalten und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llo, time changes everything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¡Hola, el ti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4" calcext:value-type="float">
            <text:p>54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onjour, le temps change tout 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5" calcext:value-type="float">
            <text:p>54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llo, die Zeit verä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iao, il tempo cambia tutt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7" calcext:value-type="float">
            <text:p>54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lá, o tempo muda tu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8" calcext:value-type="float">
            <text:p>54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llo, tijd vera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9" calcext:value-type="float">
            <text:p>54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j, tiden förändrar al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j, tiden æ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1" calcext:value-type="float">
            <text:p>54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i, tiden e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2" calcext:value-type="float">
            <text:p>54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i, aika muuttaa kaike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3" calcext:value-type="float">
            <text:p>54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Привет, время меняет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4" calcext:value-type="float">
            <text:p>54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ześć, czas zmienia wszys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Привіт, час змінює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6" calcext:value-type="float">
            <text:p>54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hoj, čas mění všechn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7" calcext:value-type="float">
            <text:p>54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lló, az idő mindent megváltozta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8" calcext:value-type="float">
            <text:p>54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lut, timpul schimbă totul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9" calcext:value-type="float">
            <text:p>54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Χαίρετε, ο χρόνος αλλάζει τα πάντα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Здравейте, времето променя всичко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1" calcext:value-type="float">
            <text:p>54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ok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2" calcext:value-type="float">
            <text:p>54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hoj, čas mení vše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3" calcext:value-type="float">
            <text:p>54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dravo, čas spreminja v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Здраво, време мења св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dravo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6" calcext:value-type="float">
            <text:p>54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ërshëndetje, koha ndryshon gjithçk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Здраво, времето го менува сè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8" calcext:value-type="float">
            <text:p>54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re, aeg muudab kõik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veiki, laiks maina vis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0" calcext:value-type="float">
            <text:p>54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veiki, laikas viską keiči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ongu, iż-żmien jibdil kollox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2" calcext:value-type="float">
            <text:p>54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lló, tíminn breytir öll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3" calcext:value-type="float">
            <text:p>54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a dhuit, athraíonn am gach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àlo, tha an tìde a 'dèanamh atharrachadh air a h-uile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5" calcext:value-type="float">
            <text:p>54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lo, mae amser yn newid popeth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aixo, denbora dena aldatzen d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7" calcext:value-type="float">
            <text:p>54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la, o t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8" calcext:value-type="float">
            <text:p>54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la, el temps ho canv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9" calcext:value-type="float">
            <text:p>54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diu, lo temps camb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0" calcext:value-type="float">
            <text:p>54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onghjornu, u tempu cambia tutt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ai, vreamea schimba toat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2" calcext:value-type="float">
            <text:p>54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üß Gott, de Zeit vageht oi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3" calcext:value-type="float">
            <text:p>54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au, lu tempu cancia tutti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4" calcext:value-type="float">
            <text:p>54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tra, o samay sikhl sa s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5" calcext:value-type="float">
            <text:p>54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oien, d'Zäit änner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6" calcext:value-type="float">
            <text:p>54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llo, tiid feroa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7" calcext:value-type="float">
            <text:p>54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un dé, al temps cambia tü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8" calcext:value-type="float">
            <text:p>54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lut, li timps çhanje tos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9" calcext:value-type="float">
            <text:p>54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ullo, time chynges awthi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i, de tied veraang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oi, d'Zyt verände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iao, il timp al cambie du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ung maßgefertigter Schränk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4" calcext:value-type="float">
            <text:p>55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gen von Ziegeln für eine neue W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5" calcext:value-type="float">
            <text:p>55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ießen und Fertigstellen einer Betonplat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6" calcext:value-type="float">
            <text:p>55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stallation neuer Badezimmerarma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7" calcext:value-type="float">
            <text:p>55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kabelung eines neuen Beleuchtungssys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8" calcext:value-type="float">
            <text:p>55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gen von Schindeln auf einem Wohnhausda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9" calcext:value-type="float">
            <text:p>55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en eines frischen Anstrichs in einem Rau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0" calcext:value-type="float">
            <text:p>55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gen von Fliesen für eine Küchenrückw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ingen von Gipskartonplatten in einem Rau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2" calcext:value-type="float">
            <text:p>55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fertigen maßgefertigter Schränke für eine Küchenrenov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3" calcext:value-type="float">
            <text:p>55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gen von Parkettboden in einem Wohnzim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4" calcext:value-type="float">
            <text:p>55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r glatten Oberfläche auf einer Betonauffah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5" calcext:value-type="float">
            <text:p>55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struktion des Gerüsts für eine neue Strukt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6" calcext:value-type="float">
            <text:p>55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au neuer Fenster und Türen bei einer Renov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reißen von Wänden für eine Gebäuderenov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8" calcext:value-type="float">
            <text:p>55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au von Dämmmaterial in einem Neubauproje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9" calcext:value-type="float">
            <text:p>55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weißen von Metallträgern zur Unterstützung der Konstruk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en von Putz an Innenwänden für eine glatte Oberfläch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1" calcext:value-type="float">
            <text:p>55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stellen von Gerüsten für Arbeiten in erhöhten L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2" calcext:value-type="float">
            <text:p>55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s dekorativen Steinpfads in einem Ga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3" calcext:value-type="float">
            <text:p>55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au von Dachstühlen für einen Neub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en von Dichtungsmasse um Fenster und Türen zur Wetterfest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ung und Anlage eines neuen Gartenlayou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bnen des Bodens und Ausheben für ein Funda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Formen für Betonsäu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struktion des Gerüsts für ein neues Gebäu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stellen eines Holzzauns um ein Grundstü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0" calcext:value-type="float">
            <text:p>55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au einer dekorativen Ziegelw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1" calcext:value-type="float">
            <text:p>55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legen von Asphalt für eine neue Auffah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2" calcext:value-type="float">
            <text:p>55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öten von Rohren für Sanitärverbi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3" calcext:value-type="float">
            <text:p>55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fertigen maßgefertigter Luftkanäle für HVAC-Syste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ingen von Küchenschränken an ihrem Plat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richtung einer Holzterrasse für Unterhaltung im Fre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6" calcext:value-type="float">
            <text:p>55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ingen dekorativer Kronenleisten in einem Rau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7" calcext:value-type="float">
            <text:p>55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tragen von Epoxidbeschichtung auf den Garagenbo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8" calcext:value-type="float">
            <text:p>55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au von Glastüren und -fens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9" calcext:value-type="float">
            <text:p>55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arbeitung alter Schränke für ein erfrischtes Auss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0" calcext:value-type="float">
            <text:p>55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staurierung historischer Ziegelarbeiten an einem Gebäu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abung von Gräben für Versorgungslei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2" calcext:value-type="float">
            <text:p>55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au von Dachrinnen und Fallrohren an einem Ha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3" calcext:value-type="float">
            <text:p>55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von Rissen in einem Betonbürgerstei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4" calcext:value-type="float">
            <text:p>55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beschädigter Schindeln auf einem Da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5" calcext:value-type="float">
            <text:p>55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tausch von zerbrochenem Glas in einem Fens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6" calcext:value-type="float">
            <text:p>55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füllen und Glätten von Löchern in Gipskartonwä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7" calcext:value-type="float">
            <text:p>55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eines undichten Wasserhah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8" calcext:value-type="float">
            <text:p>55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fehlerhafter elektrischer Steckdo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9" calcext:value-type="float">
            <text:p>55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tausch einer gebrochenen Fliese in einem Badezim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paratur einer Holzterrasse mit beschädigten Bret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tausch beschädigter Vinylverkleidungspla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s und genaues Ti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und Verwalten von Dateien und Ordn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4" calcext:value-type="float">
            <text:p>55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Formatieren von Dokumenten in Microsoft W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5" calcext:value-type="float">
            <text:p>55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Verwenden von Excel-Tabellen für Datenanaly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6" calcext:value-type="float">
            <text:p>55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en und Durchführen von Präsentationen mit PowerPo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7" calcext:value-type="float">
            <text:p>55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uchen und Navigieren im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8" calcext:value-type="float">
            <text:p>55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kennen und Beheben einfacher Computerproble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vigieren und Verwenden von Funktionen in Lin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0" calcext:value-type="float">
            <text:p>55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vigieren und Verwenden von Funktionen in Wind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1" calcext:value-type="float">
            <text:p>55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avigieren und Verwenden von Funktionen in ma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2" calcext:value-type="float">
            <text:p>55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Videokonferenzen oder Online-Ch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en und Aktualisieren von Social-Media-Prof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4" calcext:value-type="float">
            <text:p>55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 einfacher HTML-Codes für eine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5" calcext:value-type="float">
            <text:p>55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gabe und genaue Verwaltung von Daten in Datenba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6" calcext:value-type="float">
            <text:p>55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ffektives Arbeiten mit Kollegen remotely mit Tools wie Sl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7" calcext:value-type="float">
            <text:p>55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kennen und Vermeiden von Online-Sicherheitsbedroh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8" calcext:value-type="float">
            <text:p>55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eichern und Zugreifen auf Dateien mit Plattformen wie Google Dr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9" calcext:value-type="float">
            <text:p>55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facher Grafiken mit Tools wie Can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virtuellen Meetings mit Zoom oder Microsoft 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1" calcext:value-type="float">
            <text:p>55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Apps wie Evernote zur Organisation von Noti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2" calcext:value-type="float">
            <text:p>55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gabe und Abfrage von Daten in Datenbanken wie Microsoft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3" calcext:value-type="float">
            <text:p>55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Suchmaschinen zur Suche nach Informationen im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Excel-Formeln für Be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wenden angemessener Etikette in professionellen E-Mail-Kommunika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6" calcext:value-type="float">
            <text:p>55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und Formatieren von Text in einem Text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7" calcext:value-type="float">
            <text:p>55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Wiederherstellen von Computer-Back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8" calcext:value-type="float">
            <text:p>55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Abkürzungen für effiziente Computer-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9" calcext:value-type="float">
            <text:p>55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facher Diagramme und Graphen in Exc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0" calcext:value-type="float">
            <text:p>55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von Aufgaben und Projekten mit Tools wie As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suchen und Einkaufen in Online-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2" calcext:value-type="float">
            <text:p>55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virtuellen Workshops oder Lernkur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ößenänderung und Zuschnitt von Bildern mit Software wie Pa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4" calcext:value-type="float">
            <text:p>55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ynchronisieren von Daten zwischen Geräten mit iCloud oder Google Sy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s Passwortmanagers zur Verfolgung von Passwör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6" calcext:value-type="float">
            <text:p>55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sehen von Filmen oder Shows auf Streaming-Plattformen wie Netfli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7" calcext:value-type="float">
            <text:p>55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von Audiodateien mit Software wie Auda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8" calcext:value-type="float">
            <text:p>55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kunden virtueller Umgebungen mit VR-Head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9" calcext:value-type="float">
            <text:p>55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griff und Steuerung eines Computers aus der Fer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ielen von Spielen mit Freunden über das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1" calcext:value-type="float">
            <text:p>55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von Videos mit Software wie iMovie oder Windows Movi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Tools wie Prezi zur Erstellung dynamischer Präsenta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3" calcext:value-type="float">
            <text:p>55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en von Terminen und Ereignissen mit digitalen Kalender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4" calcext:value-type="float">
            <text:p>55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facher Animationen mit Software wie Powt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Verteilen von Umfragen mit Plattformen wie SurveyMonk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6" calcext:value-type="float">
            <text:p>55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r Website mit PH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7" calcext:value-type="float">
            <text:p>55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en eines kleinen Projekts mit Tools wie Tr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8" calcext:value-type="float">
            <text:p>55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virtuellen Meetings mit verschiedenen Plattf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en und Organisieren von Fotos mit Plattformen wie Instagr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und Retuschieren von Fotos für eine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1" calcext:value-type="float">
            <text:p>56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von VLOOKUP zum Suchen nach bestimmten Daten in einer Tab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alyse des Website-Verkehrs und des Nutzerverhalt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ung detaillierter architektonischer Zeichnungen für ein Gebäu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nzufügen von individuellen Animationen zu Folien für eine dynamische Prä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5" calcext:value-type="float">
            <text:p>56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leichzeitiges Bearbeiten eines Dokuments mit mehreren Mitarbei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6" calcext:value-type="float">
            <text:p>56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ung von Vektorgrafiken und Lo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7" calcext:value-type="float">
            <text:p>56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wenden konsistenter Stile und Formatierungen auf ein langes Dok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8" calcext:value-type="float">
            <text:p>56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tualisieren und Verwalten von Website-Inhalten mit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9" calcext:value-type="float">
            <text:p>56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und Zusammenstellen von Videoclips für ein Werbevid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0" calcext:value-type="float">
            <text:p>56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lanen von Meetings und Term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Vektorillustrationen für Druckmaterial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interaktiver Visualisierungen aus komplexen Datensä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 von Skripten zur Automatisierung von Aufgaben zur Datenanaly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responsiver Websites mit konsistentem Desig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halten von Online-Meetings mit Bildschirmfreigabe und Zusammen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en von Kundeninteraktionen und Verkaufschanc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ung von Broschüren und Magaz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8" calcext:value-type="float">
            <text:p>56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3D-Modellen für Animationen oder Spie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erfen und Abfragen von Datenbanken zur Speicherung von Informa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0" calcext:value-type="float">
            <text:p>56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an Softwareentwicklungsprojekten und Verfolgen von Ände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eln von Virtual-Reality-Erlebnissen oder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Bearbeitung und Kommentierung eines geteilten Dokuments in Echtz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3" calcext:value-type="float">
            <text:p>56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richten eines Online-Shops und Verwalten von Produk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4" calcext:value-type="float">
            <text:p>56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statistischer Analysen und Erstellen von Visualisie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optisch ansprechender Folien für eine Prä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6" calcext:value-type="float">
            <text:p>56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erfen von 3D-Modellen für mechanische Ingenieurprojek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7" calcext:value-type="float">
            <text:p>56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nden und Interagieren mit Zuschauern während Live-St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8" calcext:value-type="float">
            <text:p>56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Verwalten von Aufgaben und Zeitplänen für Projek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 und Bearbeiten von Code mit Syntaxhervorhebung und Autovervollständi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0" calcext:value-type="float">
            <text:p>56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rbeiten und Verbessern von Audioaufna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1" calcext:value-type="float">
            <text:p>56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rnzugriff und Steuerung eines Computers zur technischen Unterstütz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2" calcext:value-type="float">
            <text:p>56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Umfragen und Analysieren von Antwo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3" calcext:value-type="float">
            <text:p>56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en und Codieren von Websites mit visuellen Edito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4" calcext:value-type="float">
            <text:p>56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, Debuggen und Testen von Code in einer Entwicklungsumgeb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5" calcext:value-type="float">
            <text:p>56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Berichten und Dashboards aus Datenbankabfr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6" calcext:value-type="float">
            <text:p>56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nehmen und Streamen von Videos vom Bildschirm eines Compu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7" calcext:value-type="float">
            <text:p>56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Animationen für Cartoons oder Werb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en von Benutzeroberflächen und Prototypen mit Echtzeit-K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9" calcext:value-type="float">
            <text:p>56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tellen von Kundensupport und Verfolgen von Tick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0" calcext:value-type="float">
            <text:p>56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 und Bearbeiten von Code in einem anpassbaren Text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1" calcext:value-type="float">
            <text:p>56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nehmen und Produzieren von Musik oder Pod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führen mehrerer Betriebssysteme auf einem einzigen Comp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schreiben und Absolvieren von Online-Kur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richten und Verwalten von Websites auf Hosting-Dien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5" calcext:value-type="float">
            <text:p>56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erfen und Generieren von Werkzeugwegen für CNC-Bearbei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6" calcext:value-type="float">
            <text:p>56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Spezialeffekten und Animationen für Vide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7" calcext:value-type="float">
            <text:p>56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nehmen von Bildschirmfotos und Aufzeichnen von Bildschirmvide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8" calcext:value-type="float">
            <text:p>56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nehmen von Präsentationen mit Sprachkommen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9" calcext:value-type="float">
            <text:p>56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ojektaktualisierungen klar an Teammitglieder über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0" calcext:value-type="float">
            <text:p>56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merksames Zuhören der Perspektiven von Kollegen in einem Mee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1" calcext:value-type="float">
            <text:p>56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bei Meinungsverschiedenheiten zwischen Teammitglie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anderen zur Fertigstellung eines komplexen Projek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3" calcext:value-type="float">
            <text:p>56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Suche nach Lösungen für unvorhergesehene Herausforde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4" calcext:value-type="float">
            <text:p>56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tändnis und Berücksichtigung der Gefühle von Teammitglie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5" calcext:value-type="float">
            <text:p>56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handlung von Projektzeitplänen und Ressourcen mit Interessenvertre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6" calcext:value-type="float">
            <text:p>56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weisen von Aufgaben an Teammitglieder auf der Grundlage von Stä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7" calcext:value-type="float">
            <text:p>56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ffektive Zeitplanung, um Teamfristen einzu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lexible Anpassung von Plänen an sich ändernde Umstä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9" calcext:value-type="float">
            <text:p>56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iversität von Ideen und Standpunkten beim Brainstorming begrü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struktives Feedback zur Verbesserung der Arbeit eines Kollegen 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1" calcext:value-type="float">
            <text:p>56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edback von Kollegen erhalten und in Aufgaben umse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2" calcext:value-type="float">
            <text:p>56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strategische Entscheidungen für ein Projekt tre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3" calcext:value-type="float">
            <text:p>56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flikte ansprechen und in einem Team Lösungen fi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4" calcext:value-type="float">
            <text:p>56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spektieren und Verstehen kultureller Unterschiede in einem globalen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5" calcext:value-type="float">
            <text:p>56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einer Gruppendiskussion zur Generierung von Ideen und Lös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bau von Vertrauen zwischen Teammitgliedern durch transparente Kommunik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7" calcext:value-type="float">
            <text:p>56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zielen einer gemeinsamen Vereinbarung über Projektrich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8" calcext:value-type="float">
            <text:p>56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Kollegen aus verschiedenen Abteilungen an einem Proje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9" calcext:value-type="float">
            <text:p>56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ffektive Zusammenarbeit mit entfernten Teammitgliedern unter Verwendung von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0" calcext:value-type="float">
            <text:p>56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üherkennung potenzieller Konflikte und proaktive Lös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 von Entscheidungen, die den gemeinsamen Zielen des Teams ent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2" calcext:value-type="float">
            <text:p>56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lare Definition des Problems zur Anleitung effektiver kollaborativer Lös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rainstorming kreativer Ideen mit Teammitgliedern zur Verbesserung eines Produk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4" calcext:value-type="float">
            <text:p>56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en relevanter Ressourcen und Kenntnisse mit Teamkol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en produktiver virtueller Meetings mit entfernten Teilnehm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6" calcext:value-type="float">
            <text:p>56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lung einer Kommunikationsstrategie für ein fachübergreifendes Proje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7" calcext:value-type="float">
            <text:p>56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bringen von Ideen und Einsichten während Teamdiskuss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8" calcext:value-type="float">
            <text:p>56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teilung von Aufgaben unter Teammitgliedern auf der Grundlage von Expert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9" calcext:value-type="float">
            <text:p>56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Analyse von Problemen, um Ursachen und Lösungen zu identifi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0" calcext:value-type="float">
            <text:p>56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rnen von Kollegen durch Wissens- und Erfahrungsaustaus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wandlung von Konflikten in Chancen für positive Veränderungen im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2" calcext:value-type="float">
            <text:p>56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Priorisierung von Entscheidungen basierend auf Auswirkungen und Dringlich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3" calcext:value-type="float">
            <text:p>56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passung von Kommunikationsstilen, um effektiv mit unterschiedlichen Persönlichkeiten zusammenzuarb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4" calcext:value-type="float">
            <text:p>56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richtung der Teammitglieder auf ein gemeinsames Ziel oder eine gemeinsame Mi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5" calcext:value-type="float">
            <text:p>56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genseitige Verantwortung für individuelle und Teamaufg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6" calcext:value-type="float">
            <text:p>56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Team-Building-Aktivitäten für entfernte Kol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7" calcext:value-type="float">
            <text:p>56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Reflexion zur Identifizierung von Erfolgen und Verbesserungsbe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8" calcext:value-type="float">
            <text:p>56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erstellen, dass alle Teammitglieder in Diskussionen und Entscheidungen eine Stimme h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9" calcext:value-type="float">
            <text:p>56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wandlung negativer Konflikte in positive Ergebnisse für das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0" calcext:value-type="float">
            <text:p>56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kussieren auf die Suche nach Lösungen statt auf Proble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1" calcext:value-type="float">
            <text:p>56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meinsame Generierung kreativer Ideen zur Lösung einer Herausford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2" calcext:value-type="float">
            <text:p>56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 von Projektergebnissen als Team zur Identifizierung von Verbesserungsbe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Fachleuten aus verschiedenen Bereichen zur Lösung komplexer Proble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mwandlung von Meinungsverschiedenheiten in Chancen für Wachstum und Veränd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5" calcext:value-type="float">
            <text:p>56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teilte Verantwortung für Erfolge und Rückschläge als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6" calcext:value-type="float">
            <text:p>56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tehen und Reagieren auf die Emotionen einer älteren Per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7" calcext:value-type="float">
            <text:p>56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eines Kindes mit besonderen Bedürfnissen bei einer langsam verlaufenden Aktivitä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8" calcext:value-type="float">
            <text:p>56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östen eines trauernden Familienmitglieds mit freundlichen Wo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9" calcext:value-type="float">
            <text:p>56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merksames Zuhören eines Freundes, der seine Bedenken hinsichtlich seiner Gesundheit teil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eutliche Erklärung von medizinischen Anweisungen an einen Pati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1" calcext:value-type="float">
            <text:p>57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breichen verschriebener Medikamente an einen älteren Verwand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en einer Person mit Behinderungen beim Anziehen und Körperpfle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3" calcext:value-type="float">
            <text:p>57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chen von nahrhaften Mahlzeiten für eine Person mit diätetischen Einschränk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einer Person mit eingeschränkter Mobilität beim Baden und bei der persönlichen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5" calcext:value-type="float">
            <text:p>57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uhe bewahren und bei einem medizinischen Notfall hand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6" calcext:value-type="float">
            <text:p>57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undlegende Erste-Hilfe-Maßnahmen bei einem Kind mit einer kleinen Verletz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7" calcext:value-type="float">
            <text:p>57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östen und beruhigen eines Freundes, der eine schwierige Zeit durchma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8" calcext:value-type="float">
            <text:p>57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aufsichtigung und Unterhaltung von kleinen Kindern, während ihre Eltern nicht da si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9" calcext:value-type="float">
            <text:p>57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eit verbringen und sich in Gespräche mit einem Senior engag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0" calcext:value-type="float">
            <text:p>57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Überwachung der Vitalwerte eines Patienten und Aufzeichnen von Veränder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1" calcext:value-type="float">
            <text:p>57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bei der Durchführung verschriebener Übungen nach einer Ope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2" calcext:value-type="float">
            <text:p>57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übergehende Entlastung eines Familienpflegers durch Übernahme von Pflegeaufga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3" calcext:value-type="float">
            <text:p>57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von Techniken, um einem Kind mit Autismus bei der Bewältigung von sensorischen Herausforderungen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von Gedächtnishilfen und engagierten Aktivitäten zur Unterstützung von Personen mit Dem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ieten von Trost und Schmerzlinderung für einen unheilbar kranken Pati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6" calcext:value-type="float">
            <text:p>57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r die Rechte und Bedürfnisse eines Patienten im Gesundheitssystem eintr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7" calcext:value-type="float">
            <text:p>57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ttern, Windeln wechseln und Beruhigen eines Neugebor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8" calcext:value-type="float">
            <text:p>57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merksame Pflege eines Patienten hinsichtlich Bedürfnissen, Komfort und Sicherheit im Bet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9" calcext:value-type="float">
            <text:p>57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tellen von emotionaler Unterstützung für Einzelpersonen und Familien während der Sterbebeglei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0" calcext:value-type="float">
            <text:p>57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bei täglichen Aktivitäten für Personen, die häusliche Pflege benöt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1" calcext:value-type="float">
            <text:p>57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eines Kindes mit Entwicklungsstörungen bei sozialen Interak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2" calcext:value-type="float">
            <text:p>57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ieten therapeutischer Unterstützung für Personen, die mit Verlust umge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3" calcext:value-type="float">
            <text:p>57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affen einer sicheren Umgebung und von Aktivitäten für jemanden mit Alzhei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4" calcext:value-type="float">
            <text:p>57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passen des Hauses, um Unfälle und Verletzungen bei Kindern zu verhi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einer Person mit Mobilitätseinschränkungen beim Ba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6" calcext:value-type="float">
            <text:p>57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naue Aufzeichnung von medizinischen Informationen und Beobach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breichen von Nahrung über einen Ernährungsschlauch für einen Patienten, der nicht essen kan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8" calcext:value-type="float">
            <text:p>57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ygienemaßnahmen zur Verhinderung der Ausbreitung von Infek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9" calcext:value-type="float">
            <text:p>57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schäftigen einer Person mit Gehirnübungen und Räts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0" calcext:value-type="float">
            <text:p>57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einer Person mit Behinderungen bei der Verwendung von Hilfs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1" calcext:value-type="float">
            <text:p>57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rehen und Umlagern eines bettlägerigen Patienten, um Druckgeschwüre zu verhi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2" calcext:value-type="float">
            <text:p>57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fe einer Person, die Schwierigkeiten beim Essen hat, um Mahlzeiten zu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3" calcext:value-type="float">
            <text:p>57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einer Rollstuhlnutzerin beim Navigieren in unterschiedlichen Umgeb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4" calcext:value-type="float">
            <text:p>57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it Freundlichkeit und Verständnis hören und 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5" calcext:value-type="float">
            <text:p>57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Personen mit eingeschränkter Mobilität bei der Herstellung sozialer Verbind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6" calcext:value-type="float">
            <text:p>57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abreichung von Schmerzlinderungsmaßnahmen und Verfolgen der Wirksam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7" calcext:value-type="float">
            <text:p>57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flege eines Ernährungsschlauchs, Aufrechterhaltung von Sauberkeit und Funktionalitä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8" calcext:value-type="float">
            <text:p>57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spektieren kultureller Praktiken und Vorlieben in der Pfle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9" calcext:value-type="float">
            <text:p>57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tellen von Komfort durch beruhigende Berührung und beruhende Präs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0" calcext:value-type="float">
            <text:p>57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beim Wechsel von Erwachsenenwindeln und Aufrechterhaltung der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1" calcext:value-type="float">
            <text:p>57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von Kommunikationstafeln oder -geräten zur Unterstützung nicht verbalisierender Pers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usstsein schaffen für den Klimawandel durch Beiträge in sozialen Me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3" calcext:value-type="float">
            <text:p>57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obilisierung lokaler Bewohner zur Bewältigung von Problemen im bezahlbaren Wohnrau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4" calcext:value-type="float">
            <text:p>57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 mit Gesetzgebern, um für politische Veränderungen im Zugang zur Gesundheitsversorgung zu pläd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5" calcext:value-type="float">
            <text:p>57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eines friedlichen Protests zur Forderung nach Rassengerecht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6" calcext:value-type="float">
            <text:p>57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r Online-Petition zur Unterstützung fairer Arbeitsprak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7" calcext:value-type="float">
            <text:p>57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lten einer Rede bei einer Kundgebung zur Förderung der Geschlechtergerechtigk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8" calcext:value-type="float">
            <text:p>57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fassen einer Pressemitteilung, um Medienberichterstattung für LGBTQ+ Rechte zu 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9" calcext:value-type="float">
            <text:p>57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anderen Interessengruppen zur Verstärkung der Wirk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 mit gewählten Amtsträgern, um über Reformen im Strafvollzug zu disku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einer Online-Kampagne zur Unterstützung der Rechte von Flücht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2" calcext:value-type="float">
            <text:p>57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einer Fundraising-Veranstaltung für eine soziale Gerechtigkeitsorgani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3" calcext:value-type="float">
            <text:p>57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en persönlicher Erfahrungen, um Diskriminierung von marginalisierten Gruppen zu verdeutl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4" calcext:value-type="float">
            <text:p>57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ausbesuche, um Bewohner für die Wählerregistrierung zu gew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5" calcext:value-type="float">
            <text:p>57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rschung und Bewertung der Auswirkungen vorgeschlagener Bildungspoli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en von Social-Media-Konten für eine Umweltschutzorgani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7" calcext:value-type="float">
            <text:p>57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einer Crowdfunding-Kampagne zur Unterstützung von indigenen 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8" calcext:value-type="float">
            <text:p>57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s Wandgemäldes, das Inklusivität und Vielfalt in einem Viertel förd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9" calcext:value-type="float">
            <text:p>57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itung von Workshops zu Strategien und Techniken des friedlichen Prote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0" calcext:value-type="float">
            <text:p>57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Workshops zu Transgender-Rechten und Diskriminier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tellung von Unterstützung und Ressourcen für von Naturkatastrophen betroffene Gemeinscha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2" calcext:value-type="float">
            <text:p>57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Kurzvideos, um Geschichten von Flucht und Migration zu tei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oderation von Dialogen zwischen Polizei und Gemeindemitglie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fassen eines Briefes an Gesetzgeber zur Unterstützung umfassender Einwanderungsref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5" calcext:value-type="float">
            <text:p>57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okussierung auf Themen, die mehrere marginalisierte Gruppen gleichzeitig betre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6" calcext:value-type="float">
            <text:p>57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lung eines strategischen Plans zur Bekämpfung von Nahrungsmittelunsicherheit in einer Stad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altung von Freiwilligen für eine Kampagne zur Förderung der Wahlbeteili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forderung an Unternehmen, ethische und nachhaltige Geschäftspraktiken zu über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senden von Briefen an Zeitungen zur Förderung des gerechten Zugangs zur Gesundheitsversor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0" calcext:value-type="float">
            <text:p>57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r Kunstinstallation, um auf die Auswirkungen des Klimawandels aufmerksam zu m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1" calcext:value-type="float">
            <text:p>57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sammenarbeit mit internationalen Aktivisten zur Lösung globaler Menschenrechtsproble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2" calcext:value-type="float">
            <text:p>57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 der Effektivität einer Kampagne zur Förderung des Bewusstseins für psychische Gesund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3" calcext:value-type="float">
            <text:p>57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itiieren eines Online-Boykotts, um auf faire Arbeitspraktiken aufmerksam zu m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Forschung zur Unterstützung von politischen Empfehl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5" calcext:value-type="float">
            <text:p>57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oykott von Unternehmen, die umweltschädliche Praktiken unterstü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6" calcext:value-type="float">
            <text:p>57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mmeln von Spenden zur Unterstützung von Bildungsinitiativen in unterversorgten Geb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7" calcext:value-type="float">
            <text:p>57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fassen von Botschaften, die bei der Zielgruppe Resonanz finden, um Geschlechtergerechtigkeit zu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8" calcext:value-type="float">
            <text:p>57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und Eintreten für marginalisierte Gemeinschaften als Verbünde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9" calcext:value-type="float">
            <text:p>57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obbyarbeit bei Regierungen zur Lösung globaler Probleme wie Kinderarb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0" calcext:value-type="float">
            <text:p>57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und Teilen einer Online-Petition gegen diskriminierende Polit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1" calcext:value-type="float">
            <text:p>57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einem friedlichen Marsch zur Förderung von LGBTQ+ 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2" calcext:value-type="float">
            <text:p>57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effen mit Gesetzgebern, um für Reformen im Strafrechtssystem zu kämp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3" calcext:value-type="float">
            <text:p>57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Workshops zu systemischem Rassismus und dessen Auswirk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4" calcext:value-type="float">
            <text:p>57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einer Kampagne zur Sensibilisierung für geschlechtsbezogene Gewal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5" calcext:value-type="float">
            <text:p>57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von Workshops zu Behindertenrechten und Barrierefrei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6" calcext:value-type="float">
            <text:p>57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Baumpflanzveranstaltungen zur Bekämpfung der Abholz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7" calcext:value-type="float">
            <text:p>57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ulung von Gemeindemitgliedern zur Förderung eines besseren Zugangs zur Gesundheitsversorg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xpertise im Hacken von Gemüse für ein Wok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9" calcext:value-type="float">
            <text:p>57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aten von Knoblauch und Zwiebeln, um Geschmack in einer Pastasauce aufzuba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0" calcext:value-type="float">
            <text:p>57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s ausgewogenen Salats mit komplementären Zut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1" calcext:value-type="float">
            <text:p>57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nzufügen der richtigen Mischung von Gewürzen, um den Geschmack eines Curry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792" calcext:value-type="float">
            <text:p>57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s wöchentlichen Menüs, das Nährstoffe und Geschmack aus</text:p>
            <text:p/>
            <text:p>gle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3" calcext:value-type="float">
            <text:p>57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währleistung einer ordnungsgemäßen Lebensmittelverarbeitung, um Kreuzkontamination zu verhi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Charge frischer, goldbrauner Schokoladenkek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5" calcext:value-type="float">
            <text:p>57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illen von marinierten Hähnchenspießen bis zur Perfek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bereiten eines zarten Steaks mit der Sous-Vide-Metho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7" calcext:value-type="float">
            <text:p>57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hausgemachten Fettuccine-Nudeln für ein üppiges Nudel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bereiten einer cremigen Béchamelsauce für eine Lasa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selbstgemachtem, sauerem Sauerkraut durch Fer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ordnen von farbenfrohen Zutaten auf kunstvolle Weise auf einem Tel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s erfrischenden Sommersalats mit gemischtem Grün und saisonalen Frü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neten von Brotteig, um die richtige Textur und Konsistenz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3" calcext:value-type="float">
            <text:p>58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nzufügen von frischen Kräutern, um die visuelle Wirkung eines Gerichts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4" calcext:value-type="float">
            <text:p>58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mbinieren von Wein und Käse für ein harmonisches Geschmackserlebn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5" calcext:value-type="float">
            <text:p>58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rinieren von Tofu für schmackhafte und saftige Spieß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finden eines einzigartigen Fusion-Gerichts, das verschiedene Küchen kombini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7" calcext:value-type="float">
            <text:p>58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köstlichen Crème Brûlée mit perfekt karamellisierter Oberfläch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machen von saisonalen Früchten als hausgemachte Marmeladen und Gele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9" calcext:value-type="float">
            <text:p>58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herzhaften und aromatischen Eintopfs in einem einzigen Top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bereiten von lockerem Basmati-Reis für ein duftendes Biryan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roilieren von Lachsfilets für eine knusprige und zarte Text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2" calcext:value-type="float">
            <text:p>58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s Mandolinenhobels, um gleichmäßige Scheiben für ein Gratin zu schn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3" calcext:value-type="float">
            <text:p>58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und Vorbereiten von Zutaten vor dem Ko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mmerung hausgemachter Gemüsebrühe für Suppen und Sauc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5" calcext:value-type="float">
            <text:p>58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s Rühren und Braten bunter Gemüse für ein lebhaftes und nahrhaftes 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knusprigen und buttrigen Croissants von Grund au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7" calcext:value-type="float">
            <text:p>58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wählen und Zubereiten hochwertiger Rindfleischstücke für ein Steak-Din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rollen von Pizzateig, um die gewünschte Dicke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9" calcext:value-type="float">
            <text:p>58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ön anrichten von Sushi-Rollen auf einem Tel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0" calcext:value-type="float">
            <text:p>58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aramellisieren von Zwiebeln, um ihre natürliche Süße zu verstä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angsames Garen eines zähen Fleischstücks, bis es zart und geschmacksintensiv wi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einer individuellen Gewürzmischung für ein marokkanisch inspiriertes 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3" calcext:value-type="float">
            <text:p>58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r Spritztüte, um Cupcakes mit kunstvollen Designs zu ver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4" calcext:value-type="float">
            <text:p>58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zieren eines Kuchens mit kunstvollen Fondant-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ischen eines klassischen Margarita mit frischen Zutaten und präzisen Me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6" calcext:value-type="float">
            <text:p>58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nservieren von Lachs, um seidigen und geschmacksintensiven Gravlachs herzu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7" calcext:value-type="float">
            <text:p>58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östen von Gemüse, bis es karamellisiert und reiche Aromen entwickel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8" calcext:value-type="float">
            <text:p>58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rfektes pochieren von Eiern für ein Brunch-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fundieren von Olivenöl mit Kräutern für ein einzigartiges und aromatisches Aro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acken knuspriger Baguettes mit einer zähen Innenstrukt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aten von Pilzen in Butter für eine herzhafte Bei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raten von knusprigen und goldbraunen Zwiebel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3" calcext:value-type="float">
            <text:p>58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ultivieren eines Sauerteig-Starters für hausgemachtes Sauerteigbr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mmern einer herzhaften Tomatensauce für Pa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5" calcext:value-type="float">
            <text:p>58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ordnen von stapelweise Pfannkuchen mit Sirup und Beeren für visuelle Wirk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rollen von frischem Nudelteig und Schneiden von Tagliat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7" calcext:value-type="float">
            <text:p>58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schlagen eines würzigen Vinaigrettes für einen Sommersal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8" calcext:value-type="float">
            <text:p>58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etzen von Eiern durch Apfelmus in einem veganen Backrezep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Piping-Techniken, um eine Geburtstagstorte mit kunstvollen Designs zu deko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gelatinegefüllten Desserts mit zarter Text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Ketchup aus frischen Tomaten und Gewür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legen von Gurken in Salzlake zur Herstellung von knackigen und würzigen Gu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ordnen von Zutaten für ein Lebensmittelfotoshooting, um das Gericht visuell ansprechend zu präsen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lanchieren von Gemüse und anschließendes Eintauchen in Eiswasser, um Farbe und Textur beizube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845" calcext:value-type="float">
            <text:p>58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fundieren einer Pastasauce mit fr</text:p>
            <text:p/>
            <text:p>ischem Basilikum und Oreg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6" calcext:value-type="float">
            <text:p>58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rotteig aufgehen lassen, bis er sich vor dem Backen verdoppelt h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7" calcext:value-type="float">
            <text:p>58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zartem Zucker für selbstgemachte Toffee mit präziser Temperaturkontro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Fondant, um eine Torte mit glatten und polierten Oberflächen zu bedecken und zu dekor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9" calcext:value-type="float">
            <text:p>58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chgerechtes Filetieren eines ganzen Fisches zum Ko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östen von Nüssen und Zubereiten von cremiger Mandelbut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geschmackvollen Hühnerleberpaste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orbereiten eines schmackhaften und zarten Kuchenbodens für einen saisonalen Obstku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machen und Konservieren von Marmeladen, um Sommerfrüchte das ganze Jahr über zu gen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halten von angemessenem Tischmanieren und Tischsi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zarten, gesponnenen Zuckerdessertdekorati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mperieren von Schokolade, um eine glänzende Oberfläche für Trüffel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rmentieren von Gemüse, um saueren und probiotischen Kimchi herzu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herzhaften veganen Chilis mit pflanzlichen Proteinqu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lten zarter Teigtaschen mit komplexen F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ubereiten von dünnen und zarten Crêpes für eine süße oder herzhafte Füll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s Räuchergeräts, um Fleisch mit rauchigen Aromen zu durchd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ollen von Sushi mit perfekt gewürztem Reis, frischem Fisch und Gemü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3" calcext:value-type="float">
            <text:p>58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mbinieren eines kräftigen Rotweins mit einem herzhaften Rindereintop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4" calcext:value-type="float">
            <text:p>58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fassen visuell ansprechender Bilder eines wunderschön angerichteten Geric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5" calcext:value-type="float">
            <text:p>58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acken einer Charge glutenfreier Schokoladenkekse mit alternativen Mehlso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6" calcext:value-type="float">
            <text:p>58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samtigen Alfredo-Sauce mit Butter und Sah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mulgieren eines Vinaigrettes durch langsames Einrühren von Ö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8" calcext:value-type="float">
            <text:p>58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lambieren von Bananen mit Rum für eine dramatische Dessertprä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9" calcext:value-type="float">
            <text:p>58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mbinieren eines scharfen Cheddars mit einem fruchtigen Rotwe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0" calcext:value-type="float">
            <text:p>58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ochen von cremigem Risotto mit Arborio-Reis und reicher Brüh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herzhaften Gemüseeintopfs mit einer Mischung aus Geschmacksrich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lagen von Sahne zu weichen Spitzen für die Verzierung von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glatten und cremigen Vanille-Eisgrund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4" calcext:value-type="float">
            <text:p>58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r aromatischen Soße aus Bratensäften und Ar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alten zarter Dim Sum Teigtaschen mit aufwendigen F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erfen von Pizzateig in die Luft, um ihn zu dehnen und zu f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7" calcext:value-type="float">
            <text:p>58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würzigen und süßen Mango-Chutney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8" calcext:value-type="float">
            <text:p>58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enden von Crêpes in einer Pfanne, um sie gleichmäßig auf beiden Seiten zu ga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9" calcext:value-type="float">
            <text:p>58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ichten von Zutaten zur Herstellung eines komfortablen Auflaufgeric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eines Rades hausgemachtem Camembert-Kä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enden von Pfannkuchen, um eine goldbraune Textur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2" calcext:value-type="float">
            <text:p>58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wiebeln fein hacken für eine schmackhafte Sal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3" calcext:value-type="float">
            <text:p>58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ochieren von Eiern, um eine zarte Textur für Eggs Benedict zu errei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4" calcext:value-type="float">
            <text:p>58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ühren eines glatten und cremigen Pistazien-Ge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5" calcext:value-type="float">
            <text:p>58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aten von Garnelen mit Knoblauch und Butter für ein schnelles und geschmackvolles Geri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6" calcext:value-type="float">
            <text:p>58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ründliches Staubsaugen von Teppichen und Böden, um Staub und Schmutz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7" calcext:value-type="float">
            <text:p>58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s Mikrofasertuchs, um Möbel, Regale und Oberflächen abzustau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8" calcext:value-type="float">
            <text:p>58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oilette, Waschbecken und Dusche im Badezimmer schrubben und desinfiz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9" calcext:value-type="float">
            <text:p>58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eudeln von Hartböden mit einem geeigneten Bodenreiniger für einen glänzenden Abschlu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ung von Fenstern und Glasoberflächen mit einem streifenfreien Fensterreini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1" calcext:value-type="float">
            <text:p>58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tten und Abwischen von Arbeitsplatten, Geräten und Küchenoberflä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2" calcext:value-type="float">
            <text:p>58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ortieren, Waschen und Falten von Kleidung unter Verwendung geeigneter Waschmitt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3" calcext:value-type="float">
            <text:p>58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des Innen- und Außenbereichs des Ofens, um Fett und Rückstände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4" calcext:value-type="float">
            <text:p>58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Organisieren der Kühlschrankschalen und -schubla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5" calcext:value-type="float">
            <text:p>58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ülen und Abtrocknen von Geschirr, Besteck und Kochgeschir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6" calcext:value-type="float">
            <text:p>58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eines Stoffreinigers zur Reinigung und Auffrischung von Polstermöb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7" calcext:value-type="float">
            <text:p>58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olieren und Polieren von Hartböden, um einen glänzenden Glanz zu erz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898" calcext:value-type="float">
            <text:p>58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/>
            <text:p/>
            <text:p>Entsorgen von Abfall und Müll in den entsprechenden Behält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tauben und Reinigen von Vorhängen und Jalousien, um Staub und Allergene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wischen und Reinigen von Sockelleisten, um Schmutz und Staubablagerungen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1" calcext:value-type="float">
            <text:p>59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eines Teppichreinigers, um Flecken zu entfernen und Teppiche aufzufri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ung einer gründlichen Reinigung aller Bereiche, einschließlich schwer erreichbarer 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3" calcext:value-type="float">
            <text:p>59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hartnäckiger Flecken von Stoffen und Oberflächen mithilfe geeigneter Fleckenentfer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4" calcext:value-type="float">
            <text:p>59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Blättern und Schmutz aus Dachrinnen, um Verstopfungen zu verhi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5" calcext:value-type="float">
            <text:p>59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ubben und Reinigen von Fugen in gefliesten Bereichen, um Schmutz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6" calcext:value-type="float">
            <text:p>59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aubsaugen und punktuelles Reinigen von Matratzen, um Staub und Allergene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7" calcext:value-type="float">
            <text:p>59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wischen und Reinigen von Wänden, um Fingerabdrücke und Schmutz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8" calcext:value-type="float">
            <text:p>59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eines Fusselrollers oder Staubsaugers, um Tierhaare von Möbeln und Stoffen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9" calcext:value-type="float">
            <text:p>59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Staub und Spinnweben von Decken mithilfe eines langen Staubwed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0" calcext:value-type="float">
            <text:p>59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von Bildschirmen, Tastaturen und elektronischen Geräten mit geeigneten Reinigungslös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1" calcext:value-type="float">
            <text:p>59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Polieren von Schuhen, um deren Erscheinungsbild zu 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eines Edelstahlreinigers, um Glanz und Fingerabdrücke von Geräten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3" calcext:value-type="float">
            <text:p>59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ehren und Abspritzen von Außenbereichen wie Terrassen und De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4" calcext:value-type="float">
            <text:p>59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en von Schimmel- und Schimmelentferner, um zu reinigen und Wachstum in feuchten Bereichen zu verhi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Polieren von Holzmöbeln, um ihren Glanz wiederherzu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aubsaugen und punktuelles Reinigen von Teppichen, um sie sauber und frisch zu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7" calcext:value-type="float">
            <text:p>59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esinfizieren und Reinigen von Kinderspielzeug, um die Hygiene zu gewährle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8" calcext:value-type="float">
            <text:p>59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seitigen unerwünschter Gegenstände und Aufräumen von Wohnräu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Flecken von Wänden mit geeigneten Reinigungsmitt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ubben und Reinigen von Badezimmerfliesen, um Seifenrückstände und Schmutz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Vorratsregalen und Behältern, um Lebensmittel ordentlich aufzubewa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Auffrischen von Vorhängen, um Staub und Gerüche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tauben von Jalousien mit einem Mikrofasertuch, um Staub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4" calcext:value-type="float">
            <text:p>59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ation von Schuhregalen, um Schuhe ordentlich anzuord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Staub und Schmutz aus Lüftungsschlitzen, um die Luftqualität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aubsaugen und Reinigen des Fahrzeuginnenraums, um ihn sauber und frisch zu 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wischen und Reinigen von Schränken innen und au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und Waschen von Gartenmöbeln, um Schmutz und Schmutz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 von Computertastaturen, um Staub und Ablagerungen zu entf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0" calcext:value-type="float">
            <text:p>59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tauben und Reinigen von Pflanzenblättern, um ihre Gesundheit und Erscheinung zu 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1" calcext:value-type="float">
            <text:p>59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chgemäßes Wechseln einer Windel und Gewährleistung der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altersgerechten Spielaktivitäten und Gewährleistung der Sicherh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3" calcext:value-type="float">
            <text:p>59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tablierung einer beruhigenden Schlafenszeit-Routine, um einem Kind beim besseren Schlafen zu hel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lanung ausgewogener und nährstoffreicher Mahlzeiten, die den Bedürfnissen von Kindern entspre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5" calcext:value-type="float">
            <text:p>59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altersgerechten Gesprächen und aktives Zuhö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2">
          <table:table-cell/>
          <table:table-cell office:value-type="float" office:value="5936" calcext:value-type="float">
            <text:p>59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Kindern über korrektes Händewaschen und persönliche Hygiene</text:p>
            <text:p/>
            <text:p> bei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ind durch den Prozess des Übergangs von Windeln zur Nutzung der Toilette begl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eln von Konflikten zwischen Kindern und Vermitteln von Problemlösungsfähigk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bei Hausaufgaben und Bereitstellung von Anleit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Kunsthandwerk, Zeichnen und anderen kreativen Aktivitä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1" calcext:value-type="float">
            <text:p>59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sicht im Freien, um Sicherheit und Spaß zu gewährle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sanfter Erziehungsmethoden, um gutes Verhalten zu för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3" calcext:value-type="float">
            <text:p>59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ung eines strukturierten täglichen Ablaufs mit Mahlzeiten, Nickerchen und Spielz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führung von Bildungsspielzeugen und Aktivitäten zur Förderung des Lern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5" calcext:value-type="float">
            <text:p>59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ieten von Trost und Fürsorge, wenn ein Kind krank i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sozialer Interaktionen und Vermittlung angemessenen Verhalt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7" calcext:value-type="float">
            <text:p>59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spektieren und Wertschätzen des kulturellen Hintergrunds und der Vielfalt eines Ki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ühmte Prominente und Charaktere mit treffenden Imitationen nacha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9" calcext:value-type="float">
            <text:p>59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tand-up-Comedy-Routine aufführen, die das Publikum zum Lachen bring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ustige Tanzbewegungen präsentieren, die alle zum Lachen 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1" calcext:value-type="float">
            <text:p>59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arbeitung aufwändiger und harmloser Streiche, die überraschen und amüs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Vielzahl von Objekten auf komische und unterhaltsame Weise jongl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in Slapstick-Humor und komische körperliche Possen einla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4" calcext:value-type="float">
            <text:p>59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zählen von humorvollen Anekdoten, die das Publikum fesseln und unterh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5" calcext:value-type="float">
            <text:p>59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kurrile und skurrile Kunstwerke erstellen, die Lächeln hervorr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6" calcext:value-type="float">
            <text:p>59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gefallene und lustige Kostüme tragen, um Lachen auf jede Veranstaltung zu b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kkzente, Stimmen und Manierismen imitieren, um lustige Szenarien zu scha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8" calcext:value-type="float">
            <text:p>59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Improv-Comedy-Aufführungen mit witzigem und spontanem Humor teil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ilarious und übertriebene Gesichtsausdrücke für komische Effekte ma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umorvolle Parodien-Songs erstellen, die populäre Melodien witzig veränd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ille und übertriebene Handlungen durchführen, die eine lustige Geschichte erzäh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rockenen und sarkastischen Humor verwenden, um lustige und unerwartete Bemerkungen abzug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urde und aberwitzige, aber einfallsreiche Gadgets entwerfen und präsen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4" calcext:value-type="float">
            <text:p>59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ustige Voiceovers für Videos oder Animationen bereit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urde und gefälschte Kochanleitungen mit lustigen Ergebniss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Tag lang als fiktive und lustige Charaktere Rollenspiele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f Alltagssituationen mit übertriebenen und humorvollen Reaktionen reag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8" calcext:value-type="float">
            <text:p>59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Magische Tricks mit unerwarteten und lustigen Ergebnissen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9" calcext:value-type="float">
            <text:p>59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ausfordernde Zungenbrecher schnell und lustig rezi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tirische Nachrichtenberichte mit absurden und lustigen Schlagzeil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urde Herausforderungen annehmen, die zu komischen Ergebnissen 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2" calcext:value-type="float">
            <text:p>59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eite eines Buches in nur wenigen Sekunden le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3" calcext:value-type="float">
            <text:p>59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einfache, aber erkennbare Zeichnung in weniger als einer Minute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4" calcext:value-type="float">
            <text:p>59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Geschichte oder einen Absatz in wenigen Sekunden schrei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hochintensive Trainingseinheit in fünf Minuten absolv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schmackhaftes Gericht in weniger als 15 Minuten mit einem Instant Pot zuber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7" calcext:value-type="float">
            <text:p>59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Satz innerhalb von Sekunden präzise ti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8" calcext:value-type="float">
            <text:p>59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chnelle Ein-Minuten-Meditation zur Entspannung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einfaches Puzzle in wenigen Sekunden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 wenigen Sekunden eine schnelle und selbstbewusste Entscheidung tre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Sudoku-Puzzle in einer Minute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2" calcext:value-type="float">
            <text:p>59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interessantes Foto in Sekundenschnelle einfa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3" calcext:value-type="float">
            <text:p>59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Matheproblem oder Rätsel schnell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einfache und gefühlsbetonte Zeichnung in Sekund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Liste von Elementen in nur wenigen Sekunden auswendig ler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leines Gepäckstück für eine schnelle Reise in wenigen Minuten pac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7" calcext:value-type="float">
            <text:p>59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und präzise Nachricht in Sekundenschnelle s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8" calcext:value-type="float">
            <text:p>59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erie von Dehnübungen in einer Minute durch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ergetisch und kreativ für eine kurze Aufführung tan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0" calcext:value-type="float">
            <text:p>59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inigen, pflegen und Sonnenschutzmittel in weniger als fünf Minuten auftr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Zeichnen-Herausforderung innerhalb eines Zeitlimits abschl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2" calcext:value-type="float">
            <text:p>59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schnelles und verspieltes digitales Kunstwerk erstellen, um es als Nachricht zu s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3" calcext:value-type="float">
            <text:p>59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leines Heimwerksprojekt in weniger als einer Stunde abschließ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4" calcext:value-type="float">
            <text:p>59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Zimmer in wenigen Minuten aufräu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bestimmtes Ziel und Aktionsplan in wenigen Minuten festl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urzes Gedicht oder einen Absatz schreiben, der Emotionen einfäng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Textabschnitt schnell und verständlich laut le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karikaturartige Porträts von Mensch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9" calcext:value-type="float">
            <text:p>59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kleines handgemachtes Produkt in kurzer Zeit h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rei Objekte für eine kurze und unterhaltsame Vorführung jongl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Dokument überprüfen und Schlüsselpunkte in wenigen Minuten hervorh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einfaches Rezept befolgen und ein Gericht schnell ko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3" calcext:value-type="float">
            <text:p>60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energetisches und spontanes Musikstück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ituation bewerten und schnell Lösungen vorschl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5" calcext:value-type="float">
            <text:p>60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Puzzle in wenigen Minuten zusammense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6" calcext:value-type="float">
            <text:p>60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tilvolle und schnelle Frisur für eine besondere Veranstaltung kre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7" calcext:value-type="float">
            <text:p>60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lumen oder Kräuter in einem kleinen Gartenbeet in wenigen Minuten pflan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8" calcext:value-type="float">
            <text:p>60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und dramatische Monolog auf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9" calcext:value-type="float">
            <text:p>60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leine Fläche schnell organisieren und entrümpel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und verspielte Zeichnungen von Tieren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1" calcext:value-type="float">
            <text:p>60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chnelle Denksportaufgabe oder ein Rätsel sofort 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 Stück Papier zu einer einfachen Origami-Form fal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3" calcext:value-type="float">
            <text:p>60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 einer kurzen und spontanen improvisierten Aufführung teilneh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4" calcext:value-type="float">
            <text:p>60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schnelle Kochtechnik wie Anbraten oder Blanchieren beherrsch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5" calcext:value-type="float">
            <text:p>60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und eingängige Melodie innerhalb von Minuten kompo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6" calcext:value-type="float">
            <text:p>60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und verspielte Kritzeleien auf Papier 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7" calcext:value-type="float">
            <text:p>601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 kurze und fesselnde Geschichte spontan we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8" calcext:value-type="float">
            <text:p>601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en schnellen und beeindruckenden Kartentrick vorfüh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9" calcext:value-type="float">
            <text:p>601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reiben und Vortragen eines kurzen Gedichts mit E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0" calcext:value-type="float">
            <text:p>602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bsolvieren einer Serie von schnellen und intensiven Üb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1" calcext:value-type="float">
            <text:p>602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o schnell wie möglich in einem kurzen Rennen la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2" calcext:value-type="float">
            <text:p>602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obachten, wie Schnecken sich langsam in einem Rennen bew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3" calcext:value-type="float">
            <text:p>602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spanntes Kreuzen auf einem langsam fahrenden Bo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4" calcext:value-type="float">
            <text:p>602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obachten einer anmutigen Ballettvorführung mit langsamen und eleganten Beweg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5" calcext:value-type="float">
            <text:p>602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nießen und Wertschätzen der Aromen eines Gourmet-Ess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6" calcext:value-type="float">
            <text:p>602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eichnen eines detaillierten Porträts mit sorgfältigem und langsamem Schatt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7" calcext:value-type="float">
            <text:p>602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s Lösen eines Jigsaw-Rätsels mit schnellem Problemlö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ich Zeit nehmen, um ein herausforderndes Puzzle zusammenzuset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9" calcext:value-type="float">
            <text:p>602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raktizieren einer dynamischen und schnellen Yoga-Sequen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einer sanften und langsam ablaufenden Yogasitz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1" calcext:value-type="float">
            <text:p>603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einem schnellen und energiegeladenen Gesprä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2" calcext:value-type="float">
            <text:p>603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ühren eines tiefgründigen und nachdenklichen Gesprächs mit langsamer Reflex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3" calcext:value-type="float">
            <text:p>603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ilnahme an einer kurzen und konzentrierten Meditationsüb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4" calcext:value-type="float">
            <text:p>603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Üben achtsamer Aufmerksamkeit mit langsamer und bedachter Konzent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5" calcext:value-type="float">
            <text:p>603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teiligung an einer langen und sanften Dehnübu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chnelle Zubereitung einer Mahlzeit mit effizienten Kochtechn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7" calcext:value-type="float">
            <text:p>603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angsames Kochen eines Gerichts, um Geschmack und Zartheit zu verbesse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8" calcext:value-type="float">
            <text:p>603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Kunden bei der Erstellung eines detaillierten Budgets zur Verwaltung ihrer Finanz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9" calcext:value-type="float">
            <text:p>603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für Kunden bei der Erstellung eines Plans zur Reduzierung und Verwaltung ihrer Schul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0" calcext:value-type="float">
            <text:p>604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über effektive Methoden, um Geld für kurz- und langfristige Ziele zu spa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1" calcext:value-type="float">
            <text:p>604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von Workshops, um Einzelpersonen über verschiedene finanzielle Themen zu inform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2" calcext:value-type="float">
            <text:p>604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Kunden bei fundierten Entscheidungen bezüglich Rentenplä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3" calcext:value-type="float">
            <text:p>604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Kunden bei der Entwicklung von Plänen für philanthropische Spen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4" calcext:value-type="float">
            <text:p>604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eitstellung finanzieller Ratschläge für Unternehmen für Wachstum und Rentabilitä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Kunden, die in Unternehmen investieren möchten, die mit ihren Werten übereinstim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6" calcext:value-type="float">
            <text:p>604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von Seminaren zur Verbesserung des Verständnisses für persönliche Finanz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7" calcext:value-type="float">
            <text:p>604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bei der Einrichtung von Stiftungen, die sowohl wohltätigen Zwecken als auch Kunden zugutekom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stützung von Einzelpersonen bei finanziellen Aspekten während eines Scheidungsverfahre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leitung von Kunden zu nachhaltigen finanziellen Praktiken für die Zukunf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 des Energieverbrauchs eines Gebäudes und Vorschlag von Effizienzverbesseru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Herstellen von nährstoffreichem Kompost aus organischen Abfällen zur Gartenbereicherung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von Workshops, um Menschen über Abfallreduzierung und Recycling zu inform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3" calcext:value-type="float">
            <text:p>605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von Veranstaltungen, bei denen Freiwillige öffentliche Räume reini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kleinen Farmen in städtischen Gebieten, um frische Produkte lokal anzubau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5" calcext:value-type="float">
            <text:p>605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ingen von Solarmodulen auf Dächern zur Erzeugung von sauberer Energ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6" calcext:value-type="float">
            <text:p>605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der Nutzung von öffentlichen Verkehrsmitteln zur Reduzierung von Kohlenstoffemissio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7" calcext:value-type="float">
            <text:p>605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Coaching von Einzelpersonen für die Annahme eines Lebensstils mit minimalem Abfall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8" calcext:value-type="float">
            <text:p>605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richtung von Programmen zur gemeinsamen Nutzung von Auto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9" calcext:value-type="float">
            <text:p>605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arten von Kampagnen zur Reduzierung des Verbrauchs von Einwegplastik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0" calcext:value-type="float">
            <text:p>606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Produkten mit minimaler Auswirkung auf die Umwel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1" calcext:value-type="float">
            <text:p>606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ung von Verpackungen, die umweltfreundlich sind und Abfall reduz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2" calcext:value-type="float">
            <text:p>606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der Nutzung erneuerbarer Energiequell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3" calcext:value-type="float">
            <text:p>606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mmeln und Recyceln von Elektronikschrott, um Verschmutzung zu verhinder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4" calcext:value-type="float">
            <text:p>606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iederherstellung natürlicher Lebensräume durch Pflanzung von Bäumen und Revitalisierung von Ökosyste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5" calcext:value-type="float">
            <text:p>606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ethischer und nachhaltiger Praktiken in der Modeindustr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gemeinsamen Gärten, in denen Einheimische ihr eigenes Obst und Gemüse anbauen kön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7" calcext:value-type="float">
            <text:p>606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von Workshops, um Menschen über Solarenergie und Windenergie zu inform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8" calcext:value-type="float">
            <text:p>606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fernen von Plastikabfällen aus den Ozeanen zum Schutz mariner Ökosystem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9" calcext:value-type="float">
            <text:p>606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eln von Technologien mit positiven Umweltauswirku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Rettung überschüssiger Lebensmittel aus Restaurants und Veranstaltungen, um Bedürftige zu ernäh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1" calcext:value-type="float">
            <text:p>607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Gestaltung von Landschaften, die Wasser sparen und die Biodiversität förder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2" calcext:value-type="float">
            <text:p>607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vestieren in Unternehmen, die sich auf saubere und erneuerbare Energiequellen konzentr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treten für Maßnahmen und Handlungen zum Schutz der Umwel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4" calcext:value-type="float">
            <text:p>607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Organisieren von Workshops, um Kinder über Nachhaltigkeit zu inform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Tools, um Einzelpersonen bei der Messung und Reduzierung ihres Kohlenstoff-Fußabdrucks zu unterstütz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6" calcext:value-type="float">
            <text:p>607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ammeln von Regenwasser zur Bewässerung und Nutzung im Haushal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7" calcext:value-type="float">
            <text:p>607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verantwortungsbewusster Reisepraktiken, die die Umweltauswirkungen minim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8" calcext:value-type="float">
            <text:p>607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intreten für Regierungspolitiken, die erneuerbare Energien unterstütz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ringen von Gärten auf Dächern zur Verbesserung der Isolierung und Luftqualitä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0" calcext:value-type="float">
            <text:p>608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Kunstwerken, die auf den Klimawandel aufmerksam mach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1" calcext:value-type="float">
            <text:p>608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bieten von Catering-Services mit lokal bezogenen und umweltfreundlichen Lebensmittel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2" calcext:value-type="float">
            <text:p>608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von Elektrofahrzeugen, Fahrradspuren und Fußgängerwe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lanung von Veranstaltungen mit reduziertem Abfall und nachhaltigen Praktik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4" calcext:value-type="float">
            <text:p>608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mittlung von Informationen über die Vorteile und das Potenzial erneuerbarer Energi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5" calcext:value-type="float">
            <text:p>608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mplementierung von Systemen zur Konservierung und Verwaltung von Wasserressourc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ratung von Unternehmen zu nachhaltigen Praktiken und umweltfreundlichen Betriebsabläuf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7" calcext:value-type="float">
            <text:p>608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lung lokaler Solar- oder Windprojekte, die der Gemeinschaft zugutekom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8" calcext:value-type="float">
            <text:p>608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Unterricht in der Umnutzung alter Gegenstände zu neuen und nützlichen Produkt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9" calcext:value-type="float">
            <text:p>608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rwendung umweltfreundlicher Materialien bei Bau- und Renovierungsprojekt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0" calcext:value-type="float">
            <text:p>609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stellen von Lehrplänen, die die Nachhaltigkeit beto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1" calcext:value-type="float">
            <text:p>609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Investieren in Unternehmen, die soziale und Umweltverantwortung priorisi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2" calcext:value-type="float">
            <text:p>609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ewertung und Förderung von Produkten, die mit nachhaltigen Werten übereinstim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usbildung von Einzelpersonen für Karrieren in der erneuerbaren Energiebranch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örderung von Fahrgemeinschaften, Fahrradfahren und öffentlichem Nahverkehr als umweltfreundliche Optio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urchführen von Seminaren zu den neuesten Fortschritten in nachhaltiger Technolog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twicklung von Verpackungen, die minimalen Abfall und Verschmutzung erzeu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7" calcext:value-type="float">
            <text:p>609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eigerung des Bewusstseins für umweltbewusste Kaufentscheidu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eambildungsübungen, Workshops, Buchclubs, Brettspielabende, Chorgesa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ifenblasen pusten, Peek-a-boo, Spaziergänge mit dem Kinderw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ingerfarben, Blockbau, Vorlesestunden, Verstecken spielen, Spielplatz sp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Zeichnen und Ausmalen, Einfache Brettspiele, Lego ba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ideospiele, Skateboarden, Musikband gründen, Sportl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3" calcext:value-type="float">
            <text:p>610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Yoga, Gartenarbeit, Kochkurse, Weinproben, Heimwerken, Meditation, Networking-Veranstalt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4" calcext:value-type="float">
            <text:p>610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tricken, Vogelbeobachtung, Gartenarbeit, Sanfte Sportkurse, Gesellschaftstänze, Gruppenrei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5" calcext:value-type="float">
            <text:p>610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rngruppen oder Nachhilfestu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6" calcext:value-type="float">
            <text:p>610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pieltermine, DIY-Bastelstunden, Elternunterstützungsgru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7" calcext:value-type="float">
            <text:p>6107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etworking-Veranstaltungen, Seminare, Webinare, Teambildungs-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Bastelworkshops, DIY-Anleitungen, Gartenbaukurse, Modellbau-Sitzungen, Kochku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9" calcext:value-type="float">
            <text:p>6109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ganes Kochen, Veganes Essen, Tierschutzaktivitäten, Workshops zum veganen Lebenss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Vegetarische Essensfestivals, Bauernhofbesuche, Vegetarier-Unterstützungsgru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1" calcext:value-type="float">
            <text:p>6111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Peer-Reviews, Vortragsreihen, Buchclubs, Feldforschungsausflü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auenförderung, Workshops zur Frauengesundheit, Selbstverteidigungsku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orkshops zur Männergesundheit, Fitness-Bootcamps, Bartpflege-Sitzu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icht-binäre Unterstützungsgruppen, Bewusstseinskampagnen, Community-Treffen, Mode-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Seminare für Rechtshilfe, Veranstaltungen zur Gemeinschaftsintegration, Sprachkurse, Jobfertigkeitstrai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Örtliche Führungen, Sprachaustauschprogramme, Internationale Essensabe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40:59.057934989</dc:date>
    <meta:editing-duration>PT12M58S</meta:editing-duration>
    <meta:editing-cycles>10</meta:editing-cycles>
    <meta:generator>LibreOffice/7.3.7.2$Linux_X86_64 LibreOffice_project/30$Build-2</meta:generator>
    <meta:document-statistic meta:table-count="1" meta:cell-count="9183" meta:object-count="0"/>
  </office:meta>
</office:document-meta>
</file>